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0799in" svg:y="1.0748in">
            <draw:object draw:notify-on-update-of-ranges="Sheet1.F1:Sheet1.F5 Sheet1.J1:Sheet1.J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8.8094in" svg:y="0.9354in">
            <draw:object draw:notify-on-update-of-ranges="Sheet1.E27:Sheet1.E31 Sheet1.J27:Sheet1.J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1" table:default-cell-style-name="Default"/>
        <table:table-row table:style-name="ro1">
          <table:table-cell table:number-columns-repeated="22"/>
          <table:table-cell office:value-type="float" office:value="83319.214">
            <text:p>83319.214</text:p>
          </table:table-cell>
          <table:table-cell table:number-columns-repeated="2"/>
          <table:table-cell office:value-type="float" office:value="-270.56405">
            <text:p>-270.56405</text:p>
          </table:table-cell>
          <table:table-cell table:number-columns-repeated="3"/>
          <table:table-cell office:value-type="float" office:value="10000">
            <text:p>10000</text:p>
          </table:table-cell>
          <table:table-cell table:number-columns-repeated="3"/>
          <table:table-cell office:value-type="float" office:value="295.78178">
            <text:p>295.78178</text:p>
          </table:table-cell>
          <table:table-cell table:number-columns-repeated="2"/>
          <table:table-cell office:value-type="float" office:value="-50405.097">
            <text:p>-50405.097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2"/>
          <table:table-cell office:value-type="float" office:value="-50099.273">
            <text:p>-50099.273</text:p>
          </table:table-cell>
          <table:table-cell table:number-columns-repeated="59"/>
        </table:table-row>
        <table:table-row table:style-name="ro1">
          <table:table-cell table:number-columns-repeated="22"/>
          <table:table-cell office:value-type="float" office:value="83342.466">
            <text:p>83342.466</text:p>
          </table:table-cell>
          <table:table-cell table:number-columns-repeated="2"/>
          <table:table-cell office:value-type="float" office:value="-1007.3609">
            <text:p>-1007.3609</text:p>
          </table:table-cell>
          <table:table-cell table:number-columns-repeated="3"/>
          <table:table-cell office:value-type="float" office:value="20000">
            <text:p>20000</text:p>
          </table:table-cell>
          <table:table-cell table:number-columns-repeated="3"/>
          <table:table-cell office:value-type="float" office:value="299.64147">
            <text:p>299.64147</text:p>
          </table:table-cell>
          <table:table-cell table:number-columns-repeated="2"/>
          <table:table-cell office:value-type="float" office:value="-50407.439">
            <text:p>-50407.439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2"/>
          <table:table-cell office:value-type="float" office:value="-50097.624">
            <text:p>-50097.62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-50405.532">
            <text:p>-50405.532</text:p>
          </table:table-cell>
          <table:table-cell table:number-columns-repeated="3" office:value-type="float" office:value="43.677401">
            <text:p>43.677401</text:p>
          </table:table-cell>
          <table:table-cell office:value-type="float" office:value="83324.047">
            <text:p>83324.047</text:p>
          </table:table-cell>
          <table:table-cell office:value-type="float" office:value="-350.39104">
            <text:p>-350.39104</text:p>
          </table:table-cell>
          <table:table-cell office:value-type="float" office:value="30000">
            <text:p>30000</text:p>
          </table:table-cell>
          <table:table-cell office:value-type="float" office:value="291.64128">
            <text:p>291.64128</text:p>
          </table:table-cell>
          <table:table-cell office:value-type="float" office:value="-50405.532">
            <text:p>-50405.532</text:p>
          </table:table-cell>
          <table:table-cell office:value-type="float" office:value="0">
            <text:p>0</text:p>
          </table:table-cell>
          <table:table-cell office:value-type="float" office:value="-50103.989">
            <text:p>-50103.989</text:p>
          </table:table-cell>
          <table:table-cell/>
          <table:table-cell office:value-type="float" office:value="43.677401">
            <text:p>43.677401</text:p>
          </table:table-cell>
          <table:table-cell table:number-columns-repeated="3"/>
          <table:table-cell office:value-type="float" office:value="43.677401">
            <text:p>43.677401</text:p>
          </table:table-cell>
          <table:table-cell table:number-columns-repeated="3"/>
          <table:table-cell office:value-type="float" office:value="83324.047">
            <text:p>83324.047</text:p>
          </table:table-cell>
          <table:table-cell table:number-columns-repeated="2"/>
          <table:table-cell office:value-type="float" office:value="-350.39104">
            <text:p>-350.39104</text:p>
          </table:table-cell>
          <table:table-cell table:number-columns-repeated="3"/>
          <table:table-cell office:value-type="float" office:value="30000">
            <text:p>30000</text:p>
          </table:table-cell>
          <table:table-cell table:number-columns-repeated="3"/>
          <table:table-cell office:value-type="float" office:value="291.64128">
            <text:p>291.64128</text:p>
          </table:table-cell>
          <table:table-cell table:number-columns-repeated="2"/>
          <table:table-cell office:value-type="float" office:value="-50405.532">
            <text:p>-50405.532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2"/>
          <table:table-cell office:value-type="float" office:value="-50103.989">
            <text:p>-50103.989</text:p>
          </table:table-cell>
          <table:table-cell table:number-columns-repeated="59"/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-50402.981">
            <text:p>-50402.981</text:p>
          </table:table-cell>
          <table:table-cell table:number-columns-repeated="3" office:value-type="float" office:value="43.668253">
            <text:p>43.668253</text:p>
          </table:table-cell>
          <table:table-cell office:value-type="float" office:value="83271.703">
            <text:p>83271.703</text:p>
          </table:table-cell>
          <table:table-cell office:value-type="float" office:value="1174.0486">
            <text:p>1174.0486</text:p>
          </table:table-cell>
          <table:table-cell office:value-type="float" office:value="40000">
            <text:p>40000</text:p>
          </table:table-cell>
          <table:table-cell office:value-type="float" office:value="300.20082">
            <text:p>300.20082</text:p>
          </table:table-cell>
          <table:table-cell office:value-type="float" office:value="-50402.981">
            <text:p>-50402.981</text:p>
          </table:table-cell>
          <table:table-cell office:value-type="float" office:value="0">
            <text:p>0</text:p>
          </table:table-cell>
          <table:table-cell office:value-type="float" office:value="-50092.587">
            <text:p>-50092.587</text:p>
          </table:table-cell>
          <table:table-cell/>
          <table:table-cell office:value-type="float" office:value="43.668253">
            <text:p>43.668253</text:p>
          </table:table-cell>
          <table:table-cell table:number-columns-repeated="3"/>
          <table:table-cell office:value-type="float" office:value="43.668253">
            <text:p>43.668253</text:p>
          </table:table-cell>
          <table:table-cell table:number-columns-repeated="3"/>
          <table:table-cell office:value-type="float" office:value="83271.703">
            <text:p>83271.703</text:p>
          </table:table-cell>
          <table:table-cell table:number-columns-repeated="3"/>
          <table:table-cell office:value-type="float" office:value="1174.0486">
            <text:p>1174.0486</text:p>
          </table:table-cell>
          <table:table-cell table:number-columns-repeated="3"/>
          <table:table-cell office:value-type="float" office:value="40000">
            <text:p>40000</text:p>
          </table:table-cell>
          <table:table-cell table:number-columns-repeated="3"/>
          <table:table-cell office:value-type="float" office:value="300.20082">
            <text:p>300.20082</text:p>
          </table:table-cell>
          <table:table-cell table:number-columns-repeated="2"/>
          <table:table-cell office:value-type="float" office:value="-50402.981">
            <text:p>-50402.981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2"/>
          <table:table-cell office:value-type="float" office:value="-50092.587">
            <text:p>-50092.587</text:p>
          </table:table-cell>
          <table:table-cell table:number-columns-repeated="58"/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-50405.536">
            <text:p>-50405.536</text:p>
          </table:table-cell>
          <table:table-cell table:number-columns-repeated="3" office:value-type="float" office:value="43.670938">
            <text:p>43.670938</text:p>
          </table:table-cell>
          <table:table-cell office:value-type="float" office:value="83287.066">
            <text:p>83287.066</text:p>
          </table:table-cell>
          <table:table-cell office:value-type="float" office:value="649.36829">
            <text:p>649.36829</text:p>
          </table:table-cell>
          <table:table-cell office:value-type="float" office:value="50000">
            <text:p>50000</text:p>
          </table:table-cell>
          <table:table-cell office:value-type="float" office:value="302.54406">
            <text:p>302.54406</text:p>
          </table:table-cell>
          <table:table-cell office:value-type="float" office:value="-50405.536">
            <text:p>-50405.536</text:p>
          </table:table-cell>
          <table:table-cell office:value-type="float" office:value="0">
            <text:p>0</text:p>
          </table:table-cell>
          <table:table-cell office:value-type="float" office:value="-50092.72">
            <text:p>-50092.72</text:p>
          </table:table-cell>
          <table:table-cell/>
          <table:table-cell office:value-type="float" office:value="43.670938">
            <text:p>43.670938</text:p>
          </table:table-cell>
          <table:table-cell table:number-columns-repeated="3"/>
          <table:table-cell office:value-type="float" office:value="43.670938">
            <text:p>43.670938</text:p>
          </table:table-cell>
          <table:table-cell table:number-columns-repeated="3"/>
          <table:table-cell office:value-type="float" office:value="83287.066">
            <text:p>83287.066</text:p>
          </table:table-cell>
          <table:table-cell table:number-columns-repeated="3"/>
          <table:table-cell office:value-type="float" office:value="649.36829">
            <text:p>649.36829</text:p>
          </table:table-cell>
          <table:table-cell table:number-columns-repeated="3"/>
          <table:table-cell office:value-type="float" office:value="50000">
            <text:p>50000</text:p>
          </table:table-cell>
          <table:table-cell table:number-columns-repeated="3"/>
          <table:table-cell office:value-type="float" office:value="302.54406">
            <text:p>302.54406</text:p>
          </table:table-cell>
          <table:table-cell table:number-columns-repeated="2"/>
          <table:table-cell office:value-type="float" office:value="-50405.536">
            <text:p>-50405.536</text:p>
          </table:table-cell>
          <table:table-cell table:number-columns-repeated="11"/>
          <table:table-cell office:value-type="float" office:value="0">
            <text:p>0</text:p>
          </table:table-cell>
          <table:table-cell table:number-columns-repeated="3"/>
          <table:table-cell office:value-type="float" office:value="-50092.72">
            <text:p>-50092.72</text:p>
          </table:table-cell>
          <table:table-cell table:number-columns-repeated="57"/>
        </table:table-row>
        <table:table-row table:style-name="ro1" table:number-rows-repeated="23">
          <table:table-cell table:number-columns-repeated="111"/>
        </table:table-row>
        <table:table-row table:style-name="ro1">
          <table:table-cell/>
          <table:table-cell office:value-type="float" office:value="30000">
            <text:p>30000</text:p>
          </table:table-cell>
          <table:table-cell office:value-type="float" office:value="-58667.917">
            <text:p>-58667.917</text:p>
          </table:table-cell>
          <table:table-cell table:number-columns-repeated="3" office:value-type="float" office:value="35.714019">
            <text:p>35.714019</text:p>
          </table:table-cell>
          <table:table-cell office:value-type="float" office:value="45552.915">
            <text:p>45552.915</text:p>
          </table:table-cell>
          <table:table-cell office:value-type="float" office:value="717.01332">
            <text:p>717.01332</text:p>
          </table:table-cell>
          <table:table-cell office:value-type="float" office:value="30000">
            <text:p>30000</text:p>
          </table:table-cell>
          <table:table-cell office:value-type="float" office:value="295.50238">
            <text:p>295.50238</text:p>
          </table:table-cell>
          <table:table-cell office:value-type="float" office:value="-58667.917">
            <text:p>-58667.917</text:p>
          </table:table-cell>
          <table:table-cell office:value-type="float" office:value="0">
            <text:p>0</text:p>
          </table:table-cell>
          <table:table-cell office:value-type="float" office:value="-58362.382">
            <text:p>-58362.382</text:p>
          </table:table-cell>
          <table:table-cell table:number-columns-repeated="98"/>
        </table:table-row>
        <table:table-row table:style-name="ro1">
          <table:table-cell/>
          <table:table-cell office:value-type="float" office:value="40000">
            <text:p>40000</text:p>
          </table:table-cell>
          <table:table-cell office:value-type="float" office:value="-58678.465">
            <text:p>-58678.465</text:p>
          </table:table-cell>
          <table:table-cell table:number-columns-repeated="3" office:value-type="float" office:value="35.714256">
            <text:p>35.714256</text:p>
          </table:table-cell>
          <table:table-cell office:value-type="float" office:value="45553.821">
            <text:p>45553.821</text:p>
          </table:table-cell>
          <table:table-cell office:value-type="float" office:value="612.93664">
            <text:p>612.93664</text:p>
          </table:table-cell>
          <table:table-cell office:value-type="float" office:value="40000">
            <text:p>40000</text:p>
          </table:table-cell>
          <table:table-cell office:value-type="float" office:value="297.91758">
            <text:p>297.91758</text:p>
          </table:table-cell>
          <table:table-cell office:value-type="float" office:value="-58678.465">
            <text:p>-58678.465</text:p>
          </table:table-cell>
          <table:table-cell office:value-type="float" office:value="0">
            <text:p>0</text:p>
          </table:table-cell>
          <table:table-cell office:value-type="float" office:value="-58370.433">
            <text:p>-58370.433</text:p>
          </table:table-cell>
          <table:table-cell table:number-columns-repeated="98"/>
        </table:table-row>
        <table:table-row table:style-name="ro1">
          <table:table-cell/>
          <table:table-cell office:value-type="float" office:value="50000">
            <text:p>50000</text:p>
          </table:table-cell>
          <table:table-cell office:value-type="float" office:value="-58670.105">
            <text:p>-58670.105</text:p>
          </table:table-cell>
          <table:table-cell table:number-columns-repeated="3" office:value-type="float" office:value="35.720127">
            <text:p>35.720127</text:p>
          </table:table-cell>
          <table:table-cell office:value-type="float" office:value="45576.29">
            <text:p>45576.29</text:p>
          </table:table-cell>
          <table:table-cell office:value-type="float" office:value="-1329.9646">
            <text:p>-1329.9646</text:p>
          </table:table-cell>
          <table:table-cell office:value-type="float" office:value="50000">
            <text:p>50000</text:p>
          </table:table-cell>
          <table:table-cell office:value-type="float" office:value="303.54285">
            <text:p>303.54285</text:p>
          </table:table-cell>
          <table:table-cell office:value-type="float" office:value="-58670.105">
            <text:p>-58670.105</text:p>
          </table:table-cell>
          <table:table-cell office:value-type="float" office:value="0">
            <text:p>0</text:p>
          </table:table-cell>
          <table:table-cell office:value-type="float" office:value="-58356.256">
            <text:p>-58356.256</text:p>
          </table:table-cell>
          <table:table-cell table:number-columns-repeated="98"/>
        </table:table-row>
        <table:table-row table:style-name="ro1" table:number-rows-repeated="2">
          <table:table-cell table:number-columns-repeated="111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float" office:value="4.3667">
            <text:p>4.3667</text:p>
          </table:table-cell>
          <table:table-cell table:formula="of:=[.$B$35]*[.C34]" office:value-type="float" office:value="8.7334">
            <text:p>8.7334</text:p>
          </table:table-cell>
          <table:table-cell table:formula="of:=[.$B$35]*[.D34]" office:value-type="float" office:value="13.1001">
            <text:p>13.1001</text:p>
          </table:table-cell>
          <table:table-cell table:formula="of:=[.$B$35]*[.E34]" office:value-type="float" office:value="17.4668">
            <text:p>17.4668</text:p>
          </table:table-cell>
          <table:table-cell table:formula="of:=[.$B$35]*[.F34]" office:value-type="float" office:value="21.8335">
            <text:p>21.8335</text:p>
          </table:table-cell>
          <table:table-cell table:formula="of:=[.$B$35]*[.G34]" office:value-type="float" office:value="26.2002">
            <text:p>26.2002</text:p>
          </table:table-cell>
          <table:table-cell table:formula="of:=[.$B$35]*[.H34]" office:value-type="float" office:value="30.5669">
            <text:p>30.5669</text:p>
          </table:table-cell>
          <table:table-cell table:formula="of:=[.$B$35]*[.I34]" office:value-type="float" office:value="34.9336">
            <text:p>34.9336</text:p>
          </table:table-cell>
          <table:table-cell table:formula="of:=[.$B$35]*[.J34]" office:value-type="float" office:value="39.3003">
            <text:p>39.3003</text:p>
          </table:table-cell>
          <table:table-cell table:formula="of:=[.$B$35]*[.K34]" office:value-type="float" office:value="43.667">
            <text:p>43.667</text:p>
          </table:table-cell>
          <table:table-cell table:formula="of:=[.$B$35]*[.L34]" office:value-type="float" office:value="48.0337">
            <text:p>48.0337</text:p>
          </table:table-cell>
          <table:table-cell table:formula="of:=[.$B$35]*[.M34]" office:value-type="float" office:value="52.4004">
            <text:p>52.4004</text:p>
          </table:table-cell>
          <table:table-cell table:formula="of:=[.$B$35]*[.N34]" office:value-type="float" office:value="56.7671">
            <text:p>56.7671</text:p>
          </table:table-cell>
          <table:table-cell table:formula="of:=[.$B$35]*[.O34]" office:value-type="float" office:value="61.1338">
            <text:p>61.1338</text:p>
          </table:table-cell>
          <table:table-cell table:formula="of:=[.$B$35]*[.P34]" office:value-type="float" office:value="65.5005">
            <text:p>65.5005</text:p>
          </table:table-cell>
          <table:table-cell table:formula="of:=[.$B$35]*[.Q34]" office:value-type="float" office:value="69.8672">
            <text:p>69.8672</text:p>
          </table:table-cell>
          <table:table-cell table:formula="of:=[.$B$35]*[.R34]" office:value-type="float" office:value="74.2339">
            <text:p>74.2339</text:p>
          </table:table-cell>
          <table:table-cell table:formula="of:=[.$B$35]*[.S34]" office:value-type="float" office:value="78.6006">
            <text:p>78.6006</text:p>
          </table:table-cell>
          <table:table-cell table:formula="of:=[.$B$35]*[.T34]" office:value-type="float" office:value="82.9673">
            <text:p>82.9673</text:p>
          </table:table-cell>
          <table:table-cell table:formula="of:=[.$B$35]*[.U34]" office:value-type="float" office:value="87.334">
            <text:p>87.334</text:p>
          </table:table-cell>
          <table:table-cell table:formula="of:=[.$B$35]*[.V34]" office:value-type="float" office:value="91.7007">
            <text:p>91.7007</text:p>
          </table:table-cell>
          <table:table-cell table:formula="of:=[.$B$35]*[.W34]" office:value-type="float" office:value="96.0674">
            <text:p>96.0674</text:p>
          </table:table-cell>
          <table:table-cell table:formula="of:=[.$B$35]*[.X34]" office:value-type="float" office:value="100.4341">
            <text:p>100.4341</text:p>
          </table:table-cell>
          <table:table-cell table:formula="of:=[.$B$35]*[.Y34]" office:value-type="float" office:value="104.8008">
            <text:p>104.8008</text:p>
          </table:table-cell>
          <table:table-cell table:formula="of:=[.$B$35]*[.Z34]" office:value-type="float" office:value="109.1675">
            <text:p>109.1675</text:p>
          </table:table-cell>
          <table:table-cell table:formula="of:=[.$B$35]*[.AA34]" office:value-type="float" office:value="113.5342">
            <text:p>113.5342</text:p>
          </table:table-cell>
          <table:table-cell table:formula="of:=[.$B$35]*[.AB34]" office:value-type="float" office:value="117.9009">
            <text:p>117.9009</text:p>
          </table:table-cell>
          <table:table-cell table:formula="of:=[.$B$35]*[.AC34]" office:value-type="float" office:value="122.2676">
            <text:p>122.2676</text:p>
          </table:table-cell>
          <table:table-cell table:formula="of:=[.$B$35]*[.AD34]" office:value-type="float" office:value="126.6343">
            <text:p>126.6343</text:p>
          </table:table-cell>
          <table:table-cell table:formula="of:=[.$B$35]*[.AE34]" office:value-type="float" office:value="131.001">
            <text:p>131.001</text:p>
          </table:table-cell>
          <table:table-cell table:formula="of:=[.$B$35]*[.AF34]" office:value-type="float" office:value="135.3677">
            <text:p>135.3677</text:p>
          </table:table-cell>
          <table:table-cell table:formula="of:=[.$B$35]*[.AG34]" office:value-type="float" office:value="139.7344">
            <text:p>139.7344</text:p>
          </table:table-cell>
          <table:table-cell table:formula="of:=[.$B$35]*[.AH34]" office:value-type="float" office:value="144.1011">
            <text:p>144.1011</text:p>
          </table:table-cell>
          <table:table-cell table:formula="of:=[.$B$35]*[.AI34]" office:value-type="float" office:value="148.4678">
            <text:p>148.4678</text:p>
          </table:table-cell>
          <table:table-cell table:formula="of:=[.$B$35]*[.AJ34]" office:value-type="float" office:value="152.8345">
            <text:p>152.8345</text:p>
          </table:table-cell>
          <table:table-cell table:formula="of:=[.$B$35]*[.AK34]" office:value-type="float" office:value="157.2012">
            <text:p>157.2012</text:p>
          </table:table-cell>
          <table:table-cell table:formula="of:=[.$B$35]*[.AL34]" office:value-type="float" office:value="161.5679">
            <text:p>161.5679</text:p>
          </table:table-cell>
          <table:table-cell table:formula="of:=[.$B$35]*[.AM34]" office:value-type="float" office:value="165.9346">
            <text:p>165.9346</text:p>
          </table:table-cell>
          <table:table-cell table:formula="of:=[.$B$35]*[.AN34]" office:value-type="float" office:value="170.3013">
            <text:p>170.3013</text:p>
          </table:table-cell>
          <table:table-cell table:formula="of:=[.$B$35]*[.AO34]" office:value-type="float" office:value="174.668">
            <text:p>174.668</text:p>
          </table:table-cell>
          <table:table-cell table:formula="of:=[.$B$35]*[.AP34]" office:value-type="float" office:value="179.0347">
            <text:p>179.0347</text:p>
          </table:table-cell>
          <table:table-cell table:formula="of:=[.$B$35]*[.AQ34]" office:value-type="float" office:value="183.4014">
            <text:p>183.4014</text:p>
          </table:table-cell>
          <table:table-cell table:formula="of:=[.$B$35]*[.AR34]" office:value-type="float" office:value="187.7681">
            <text:p>187.7681</text:p>
          </table:table-cell>
          <table:table-cell table:formula="of:=[.$B$35]*[.AS34]" office:value-type="float" office:value="192.1348">
            <text:p>192.1348</text:p>
          </table:table-cell>
          <table:table-cell table:formula="of:=[.$B$35]*[.AT34]" office:value-type="float" office:value="196.5015">
            <text:p>196.5015</text:p>
          </table:table-cell>
          <table:table-cell table:formula="of:=[.$B$35]*[.AU34]" office:value-type="float" office:value="200.8682">
            <text:p>200.8682</text:p>
          </table:table-cell>
          <table:table-cell table:formula="of:=[.$B$35]*[.AV34]" office:value-type="float" office:value="205.2349">
            <text:p>205.2349</text:p>
          </table:table-cell>
          <table:table-cell table:formula="of:=[.$B$35]*[.AW34]" office:value-type="float" office:value="209.6016">
            <text:p>209.6016</text:p>
          </table:table-cell>
          <table:table-cell table:formula="of:=[.$B$35]*[.AX34]" office:value-type="float" office:value="213.9683">
            <text:p>213.9683</text:p>
          </table:table-cell>
          <table:table-cell table:formula="of:=[.$B$35]*[.AY34]" office:value-type="float" office:value="218.335">
            <text:p>218.335</text:p>
          </table:table-cell>
          <table:table-cell table:formula="of:=[.$B$35]*[.AZ34]" office:value-type="float" office:value="222.7017">
            <text:p>222.7017</text:p>
          </table:table-cell>
          <table:table-cell table:formula="of:=[.$B$35]*[.BA34]" office:value-type="float" office:value="227.0684">
            <text:p>227.0684</text:p>
          </table:table-cell>
          <table:table-cell table:formula="of:=[.$B$35]*[.BB34]" office:value-type="float" office:value="231.4351">
            <text:p>231.4351</text:p>
          </table:table-cell>
          <table:table-cell table:formula="of:=[.$B$35]*[.BC34]" office:value-type="float" office:value="235.8018">
            <text:p>235.8018</text:p>
          </table:table-cell>
          <table:table-cell table:formula="of:=[.$B$35]*[.BD34]" office:value-type="float" office:value="240.1685">
            <text:p>240.1685</text:p>
          </table:table-cell>
          <table:table-cell table:formula="of:=[.$B$35]*[.BE34]" office:value-type="float" office:value="244.5352">
            <text:p>244.5352</text:p>
          </table:table-cell>
          <table:table-cell table:formula="of:=[.$B$35]*[.BF34]" office:value-type="float" office:value="248.9019">
            <text:p>248.9019</text:p>
          </table:table-cell>
          <table:table-cell table:formula="of:=[.$B$35]*[.BG34]" office:value-type="float" office:value="253.2686">
            <text:p>253.2686</text:p>
          </table:table-cell>
          <table:table-cell table:formula="of:=[.$B$35]*[.BH34]" office:value-type="float" office:value="257.6353">
            <text:p>257.6353</text:p>
          </table:table-cell>
          <table:table-cell table:formula="of:=[.$B$35]*[.BI34]" office:value-type="float" office:value="262.002">
            <text:p>262.002</text:p>
          </table:table-cell>
          <table:table-cell table:formula="of:=[.$B$35]*[.BJ34]" office:value-type="float" office:value="266.3687">
            <text:p>266.3687</text:p>
          </table:table-cell>
          <table:table-cell table:formula="of:=[.$B$35]*[.BK34]" office:value-type="float" office:value="270.7354">
            <text:p>270.7354</text:p>
          </table:table-cell>
          <table:table-cell table:formula="of:=[.$B$35]*[.BL34]" office:value-type="float" office:value="275.1021">
            <text:p>275.1021</text:p>
          </table:table-cell>
          <table:table-cell table:formula="of:=[.$B$35]*[.BM34]" office:value-type="float" office:value="279.4688">
            <text:p>279.4688</text:p>
          </table:table-cell>
          <table:table-cell table:formula="of:=[.$B$35]*[.BN34]" office:value-type="float" office:value="283.8355">
            <text:p>283.8355</text:p>
          </table:table-cell>
          <table:table-cell table:formula="of:=[.$B$35]*[.BO34]" office:value-type="float" office:value="288.2022">
            <text:p>288.2022</text:p>
          </table:table-cell>
          <table:table-cell table:formula="of:=[.$B$35]*[.BP34]" office:value-type="float" office:value="292.5689">
            <text:p>292.5689</text:p>
          </table:table-cell>
          <table:table-cell table:formula="of:=[.$B$35]*[.BQ34]" office:value-type="float" office:value="296.9356">
            <text:p>296.9356</text:p>
          </table:table-cell>
          <table:table-cell table:formula="of:=[.$B$35]*[.BR34]" office:value-type="float" office:value="301.3023">
            <text:p>301.3023</text:p>
          </table:table-cell>
          <table:table-cell table:formula="of:=[.$B$35]*[.BS34]" office:value-type="float" office:value="305.669">
            <text:p>305.669</text:p>
          </table:table-cell>
          <table:table-cell table:formula="of:=[.$B$35]*[.BT34]" office:value-type="float" office:value="310.0357">
            <text:p>310.0357</text:p>
          </table:table-cell>
          <table:table-cell table:formula="of:=[.$B$35]*[.BU34]" office:value-type="float" office:value="314.4024">
            <text:p>314.4024</text:p>
          </table:table-cell>
          <table:table-cell table:formula="of:=[.$B$35]*[.BV34]" office:value-type="float" office:value="318.7691">
            <text:p>318.7691</text:p>
          </table:table-cell>
          <table:table-cell table:formula="of:=[.$B$35]*[.BW34]" office:value-type="float" office:value="323.1358">
            <text:p>323.1358</text:p>
          </table:table-cell>
          <table:table-cell table:formula="of:=[.$B$35]*[.BX34]" office:value-type="float" office:value="327.5025">
            <text:p>327.5025</text:p>
          </table:table-cell>
          <table:table-cell table:formula="of:=[.$B$35]*[.BY34]" office:value-type="float" office:value="331.8692">
            <text:p>331.8692</text:p>
          </table:table-cell>
          <table:table-cell table:formula="of:=[.$B$35]*[.BZ34]" office:value-type="float" office:value="336.2359">
            <text:p>336.2359</text:p>
          </table:table-cell>
          <table:table-cell table:formula="of:=[.$B$35]*[.CA34]" office:value-type="float" office:value="340.6026">
            <text:p>340.6026</text:p>
          </table:table-cell>
          <table:table-cell table:formula="of:=[.$B$35]*[.CB34]" office:value-type="float" office:value="344.9693">
            <text:p>344.9693</text:p>
          </table:table-cell>
          <table:table-cell table:formula="of:=[.$B$35]*[.CC34]" office:value-type="float" office:value="349.336">
            <text:p>349.336</text:p>
          </table:table-cell>
          <table:table-cell table:formula="of:=[.$B$35]*[.CD34]" office:value-type="float" office:value="353.7027">
            <text:p>353.7027</text:p>
          </table:table-cell>
          <table:table-cell table:formula="of:=[.$B$35]*[.CE34]" office:value-type="float" office:value="358.0694">
            <text:p>358.0694</text:p>
          </table:table-cell>
          <table:table-cell table:formula="of:=[.$B$35]*[.CF34]" office:value-type="float" office:value="362.4361">
            <text:p>362.4361</text:p>
          </table:table-cell>
          <table:table-cell table:formula="of:=[.$B$35]*[.CG34]" office:value-type="float" office:value="366.8028">
            <text:p>366.8028</text:p>
          </table:table-cell>
          <table:table-cell table:formula="of:=[.$B$35]*[.CH34]" office:value-type="float" office:value="371.1695">
            <text:p>371.1695</text:p>
          </table:table-cell>
          <table:table-cell table:formula="of:=[.$B$35]*[.CI34]" office:value-type="float" office:value="375.5362">
            <text:p>375.5362</text:p>
          </table:table-cell>
          <table:table-cell table:formula="of:=[.$B$35]*[.CJ34]" office:value-type="float" office:value="379.9029">
            <text:p>379.9029</text:p>
          </table:table-cell>
          <table:table-cell table:formula="of:=[.$B$35]*[.CK34]" office:value-type="float" office:value="384.2696">
            <text:p>384.2696</text:p>
          </table:table-cell>
          <table:table-cell table:formula="of:=[.$B$35]*[.CL34]" office:value-type="float" office:value="388.6363">
            <text:p>388.6363</text:p>
          </table:table-cell>
          <table:table-cell table:formula="of:=[.$B$35]*[.CM34]" office:value-type="float" office:value="393.003">
            <text:p>393.003</text:p>
          </table:table-cell>
          <table:table-cell table:formula="of:=[.$B$35]*[.CN34]" office:value-type="float" office:value="397.3697">
            <text:p>397.3697</text:p>
          </table:table-cell>
          <table:table-cell table:formula="of:=[.$B$35]*[.CO34]" office:value-type="float" office:value="401.7364">
            <text:p>401.7364</text:p>
          </table:table-cell>
          <table:table-cell table:formula="of:=[.$B$35]*[.CP34]" office:value-type="float" office:value="406.1031">
            <text:p>406.1031</text:p>
          </table:table-cell>
          <table:table-cell table:formula="of:=[.$B$35]*[.CQ34]" office:value-type="float" office:value="410.4698">
            <text:p>410.4698</text:p>
          </table:table-cell>
          <table:table-cell table:formula="of:=[.$B$35]*[.CR34]" office:value-type="float" office:value="414.8365">
            <text:p>414.8365</text:p>
          </table:table-cell>
          <table:table-cell table:formula="of:=[.$B$35]*[.CS34]" office:value-type="float" office:value="419.2032">
            <text:p>419.2032</text:p>
          </table:table-cell>
          <table:table-cell table:formula="of:=[.$B$35]*[.CT34]" office:value-type="float" office:value="423.5699">
            <text:p>423.5699</text:p>
          </table:table-cell>
          <table:table-cell table:formula="of:=[.$B$35]*[.CU34]" office:value-type="float" office:value="427.9366">
            <text:p>427.9366</text:p>
          </table:table-cell>
          <table:table-cell table:formula="of:=[.$B$35]*[.CV34]" office:value-type="float" office:value="432.3033">
            <text:p>432.3033</text:p>
          </table:table-cell>
          <table:table-cell table:formula="of:=[.$B$35]*[.CW34]" office:value-type="float" office:value="436.67">
            <text:p>436.67</text:p>
          </table:table-cell>
          <table:table-cell table:formula="of:=[.$B$35]*[.CX34]" office:value-type="float" office:value="441.0367">
            <text:p>441.0367</text:p>
          </table:table-cell>
          <table:table-cell table:formula="of:=[.$B$35]*[.CY34]" office:value-type="float" office:value="445.4034">
            <text:p>445.4034</text:p>
          </table:table-cell>
          <table:table-cell table:formula="of:=[.$B$35]*[.CZ34]" office:value-type="float" office:value="449.7701">
            <text:p>449.7701</text:p>
          </table:table-cell>
          <table:table-cell table:formula="of:=[.$B$35]*[.DA34]" office:value-type="float" office:value="454.1368">
            <text:p>454.1368</text:p>
          </table:table-cell>
          <table:table-cell table:formula="of:=[.$B$35]*[.DB34]" office:value-type="float" office:value="458.5035">
            <text:p>458.5035</text:p>
          </table:table-cell>
          <table:table-cell table:formula="of:=[.$B$35]*[.DC34]" office:value-type="float" office:value="462.8702">
            <text:p>462.8702</text:p>
          </table:table-cell>
          <table:table-cell table:formula="of:=[.$B$35]*[.DD34]" office:value-type="float" office:value="467.2369">
            <text:p>467.2369</text:p>
          </table:table-cell>
          <table:table-cell table:formula="of:=[.$B$35]*[.DE34]" office:value-type="float" office:value="471.6036">
            <text:p>471.6036</text:p>
          </table:table-cell>
          <table:table-cell table:formula="of:=[.$B$35]*[.DF34]" office:value-type="float" office:value="475.9703">
            <text:p>475.9703</text:p>
          </table:table-cell>
          <table:table-cell table:formula="of:=[.$B$35]*[.DG34]" office:value-type="float" office:value="480.337">
            <text:p>480.337</text:p>
          </table:table-cell>
        </table:table-row>
        <table:table-row table:style-name="ro1">
          <table:table-cell/>
          <table:table-cell office:value-type="float" office:value="3.571">
            <text:p>3.571</text:p>
          </table:table-cell>
          <table:table-cell table:formula="of:=[.$B$36]*[.C34]" office:value-type="float" office:value="7.142">
            <text:p>7.142</text:p>
          </table:table-cell>
          <table:table-cell table:formula="of:=[.$B$36]*[.D34]" office:value-type="float" office:value="10.713">
            <text:p>10.713</text:p>
          </table:table-cell>
          <table:table-cell table:formula="of:=[.$B$36]*[.E34]" office:value-type="float" office:value="14.284">
            <text:p>14.284</text:p>
          </table:table-cell>
          <table:table-cell table:formula="of:=[.$B$36]*[.F34]" office:value-type="float" office:value="17.855">
            <text:p>17.855</text:p>
          </table:table-cell>
          <table:table-cell table:formula="of:=[.$B$36]*[.G34]" office:value-type="float" office:value="21.426">
            <text:p>21.426</text:p>
          </table:table-cell>
          <table:table-cell table:formula="of:=[.$B$36]*[.H34]" office:value-type="float" office:value="24.997">
            <text:p>24.997</text:p>
          </table:table-cell>
          <table:table-cell table:formula="of:=[.$B$36]*[.I34]" office:value-type="float" office:value="28.568">
            <text:p>28.568</text:p>
          </table:table-cell>
          <table:table-cell table:formula="of:=[.$B$36]*[.J34]" office:value-type="float" office:value="32.139">
            <text:p>32.139</text:p>
          </table:table-cell>
          <table:table-cell table:formula="of:=[.$B$36]*[.K34]" office:value-type="float" office:value="35.71">
            <text:p>35.71</text:p>
          </table:table-cell>
          <table:table-cell table:formula="of:=[.$B$36]*[.L34]" office:value-type="float" office:value="39.281">
            <text:p>39.281</text:p>
          </table:table-cell>
          <table:table-cell table:formula="of:=[.$B$36]*[.M34]" office:value-type="float" office:value="42.852">
            <text:p>42.852</text:p>
          </table:table-cell>
          <table:table-cell table:formula="of:=[.$B$36]*[.N34]" office:value-type="float" office:value="46.423">
            <text:p>46.423</text:p>
          </table:table-cell>
          <table:table-cell table:formula="of:=[.$B$36]*[.O34]" office:value-type="float" office:value="49.994">
            <text:p>49.994</text:p>
          </table:table-cell>
          <table:table-cell table:formula="of:=[.$B$36]*[.P34]" office:value-type="float" office:value="53.565">
            <text:p>53.565</text:p>
          </table:table-cell>
          <table:table-cell table:formula="of:=[.$B$36]*[.Q34]" office:value-type="float" office:value="57.136">
            <text:p>57.136</text:p>
          </table:table-cell>
          <table:table-cell table:formula="of:=[.$B$36]*[.R34]" office:value-type="float" office:value="60.707">
            <text:p>60.707</text:p>
          </table:table-cell>
          <table:table-cell table:formula="of:=[.$B$36]*[.S34]" office:value-type="float" office:value="64.278">
            <text:p>64.278</text:p>
          </table:table-cell>
          <table:table-cell table:formula="of:=[.$B$36]*[.T34]" office:value-type="float" office:value="67.849">
            <text:p>67.849</text:p>
          </table:table-cell>
          <table:table-cell table:formula="of:=[.$B$36]*[.U34]" office:value-type="float" office:value="71.42">
            <text:p>71.42</text:p>
          </table:table-cell>
          <table:table-cell table:formula="of:=[.$B$36]*[.V34]" office:value-type="float" office:value="74.991">
            <text:p>74.991</text:p>
          </table:table-cell>
          <table:table-cell table:formula="of:=[.$B$36]*[.W34]" office:value-type="float" office:value="78.562">
            <text:p>78.562</text:p>
          </table:table-cell>
          <table:table-cell table:formula="of:=[.$B$36]*[.X34]" office:value-type="float" office:value="82.133">
            <text:p>82.133</text:p>
          </table:table-cell>
          <table:table-cell table:formula="of:=[.$B$36]*[.Y34]" office:value-type="float" office:value="85.704">
            <text:p>85.704</text:p>
          </table:table-cell>
          <table:table-cell table:formula="of:=[.$B$36]*[.Z34]" office:value-type="float" office:value="89.275">
            <text:p>89.275</text:p>
          </table:table-cell>
          <table:table-cell table:formula="of:=[.$B$36]*[.AA34]" office:value-type="float" office:value="92.846">
            <text:p>92.846</text:p>
          </table:table-cell>
          <table:table-cell table:formula="of:=[.$B$36]*[.AB34]" office:value-type="float" office:value="96.417">
            <text:p>96.417</text:p>
          </table:table-cell>
          <table:table-cell table:formula="of:=[.$B$36]*[.AC34]" office:value-type="float" office:value="99.988">
            <text:p>99.988</text:p>
          </table:table-cell>
          <table:table-cell table:formula="of:=[.$B$36]*[.AD34]" office:value-type="float" office:value="103.559">
            <text:p>103.559</text:p>
          </table:table-cell>
          <table:table-cell table:formula="of:=[.$B$36]*[.AE34]" office:value-type="float" office:value="107.13">
            <text:p>107.13</text:p>
          </table:table-cell>
          <table:table-cell table:formula="of:=[.$B$36]*[.AF34]" office:value-type="float" office:value="110.701">
            <text:p>110.701</text:p>
          </table:table-cell>
          <table:table-cell table:formula="of:=[.$B$36]*[.AG34]" office:value-type="float" office:value="114.272">
            <text:p>114.272</text:p>
          </table:table-cell>
          <table:table-cell table:formula="of:=[.$B$36]*[.AH34]" office:value-type="float" office:value="117.843">
            <text:p>117.843</text:p>
          </table:table-cell>
          <table:table-cell table:formula="of:=[.$B$36]*[.AI34]" office:value-type="float" office:value="121.414">
            <text:p>121.414</text:p>
          </table:table-cell>
          <table:table-cell table:formula="of:=[.$B$36]*[.AJ34]" office:value-type="float" office:value="124.985">
            <text:p>124.985</text:p>
          </table:table-cell>
          <table:table-cell table:formula="of:=[.$B$36]*[.AK34]" office:value-type="float" office:value="128.556">
            <text:p>128.556</text:p>
          </table:table-cell>
          <table:table-cell table:formula="of:=[.$B$36]*[.AL34]" office:value-type="float" office:value="132.127">
            <text:p>132.127</text:p>
          </table:table-cell>
          <table:table-cell table:formula="of:=[.$B$36]*[.AM34]" office:value-type="float" office:value="135.698">
            <text:p>135.698</text:p>
          </table:table-cell>
          <table:table-cell table:formula="of:=[.$B$36]*[.AN34]" office:value-type="float" office:value="139.269">
            <text:p>139.269</text:p>
          </table:table-cell>
          <table:table-cell table:formula="of:=[.$B$36]*[.AO34]" office:value-type="float" office:value="142.84">
            <text:p>142.84</text:p>
          </table:table-cell>
          <table:table-cell table:formula="of:=[.$B$36]*[.AP34]" office:value-type="float" office:value="146.411">
            <text:p>146.411</text:p>
          </table:table-cell>
          <table:table-cell table:formula="of:=[.$B$36]*[.AQ34]" office:value-type="float" office:value="149.982">
            <text:p>149.982</text:p>
          </table:table-cell>
          <table:table-cell table:formula="of:=[.$B$36]*[.AR34]" office:value-type="float" office:value="153.553">
            <text:p>153.553</text:p>
          </table:table-cell>
          <table:table-cell table:formula="of:=[.$B$36]*[.AS34]" office:value-type="float" office:value="157.124">
            <text:p>157.124</text:p>
          </table:table-cell>
          <table:table-cell table:formula="of:=[.$B$36]*[.AT34]" office:value-type="float" office:value="160.695">
            <text:p>160.695</text:p>
          </table:table-cell>
          <table:table-cell table:formula="of:=[.$B$36]*[.AU34]" office:value-type="float" office:value="164.266">
            <text:p>164.266</text:p>
          </table:table-cell>
          <table:table-cell table:formula="of:=[.$B$36]*[.AV34]" office:value-type="float" office:value="167.837">
            <text:p>167.837</text:p>
          </table:table-cell>
          <table:table-cell table:formula="of:=[.$B$36]*[.AW34]" office:value-type="float" office:value="171.408">
            <text:p>171.408</text:p>
          </table:table-cell>
          <table:table-cell table:formula="of:=[.$B$36]*[.AX34]" office:value-type="float" office:value="174.979">
            <text:p>174.979</text:p>
          </table:table-cell>
          <table:table-cell table:formula="of:=[.$B$36]*[.AY34]" office:value-type="float" office:value="178.55">
            <text:p>178.55</text:p>
          </table:table-cell>
          <table:table-cell table:formula="of:=[.$B$36]*[.AZ34]" office:value-type="float" office:value="182.121">
            <text:p>182.121</text:p>
          </table:table-cell>
          <table:table-cell table:formula="of:=[.$B$36]*[.BA34]" office:value-type="float" office:value="185.692">
            <text:p>185.692</text:p>
          </table:table-cell>
          <table:table-cell table:formula="of:=[.$B$36]*[.BB34]" office:value-type="float" office:value="189.263">
            <text:p>189.263</text:p>
          </table:table-cell>
          <table:table-cell table:formula="of:=[.$B$36]*[.BC34]" office:value-type="float" office:value="192.834">
            <text:p>192.834</text:p>
          </table:table-cell>
          <table:table-cell table:formula="of:=[.$B$36]*[.BD34]" office:value-type="float" office:value="196.405">
            <text:p>196.405</text:p>
          </table:table-cell>
          <table:table-cell table:formula="of:=[.$B$36]*[.BE34]" office:value-type="float" office:value="199.976">
            <text:p>199.976</text:p>
          </table:table-cell>
          <table:table-cell table:formula="of:=[.$B$36]*[.BF34]" office:value-type="float" office:value="203.547">
            <text:p>203.547</text:p>
          </table:table-cell>
          <table:table-cell table:formula="of:=[.$B$36]*[.BG34]" office:value-type="float" office:value="207.118">
            <text:p>207.118</text:p>
          </table:table-cell>
          <table:table-cell table:formula="of:=[.$B$36]*[.BH34]" office:value-type="float" office:value="210.689">
            <text:p>210.689</text:p>
          </table:table-cell>
          <table:table-cell table:formula="of:=[.$B$36]*[.BI34]" office:value-type="float" office:value="214.26">
            <text:p>214.26</text:p>
          </table:table-cell>
          <table:table-cell table:formula="of:=[.$B$36]*[.BJ34]" office:value-type="float" office:value="217.831">
            <text:p>217.831</text:p>
          </table:table-cell>
          <table:table-cell table:formula="of:=[.$B$36]*[.BK34]" office:value-type="float" office:value="221.402">
            <text:p>221.402</text:p>
          </table:table-cell>
          <table:table-cell table:formula="of:=[.$B$36]*[.BL34]" office:value-type="float" office:value="224.973">
            <text:p>224.973</text:p>
          </table:table-cell>
          <table:table-cell table:formula="of:=[.$B$36]*[.BM34]" office:value-type="float" office:value="228.544">
            <text:p>228.544</text:p>
          </table:table-cell>
          <table:table-cell table:formula="of:=[.$B$36]*[.BN34]" office:value-type="float" office:value="232.115">
            <text:p>232.115</text:p>
          </table:table-cell>
          <table:table-cell table:formula="of:=[.$B$36]*[.BO34]" office:value-type="float" office:value="235.686">
            <text:p>235.686</text:p>
          </table:table-cell>
          <table:table-cell table:formula="of:=[.$B$36]*[.BP34]" office:value-type="float" office:value="239.257">
            <text:p>239.257</text:p>
          </table:table-cell>
          <table:table-cell table:formula="of:=[.$B$36]*[.BQ34]" office:value-type="float" office:value="242.828">
            <text:p>242.828</text:p>
          </table:table-cell>
          <table:table-cell table:formula="of:=[.$B$36]*[.BR34]" office:value-type="float" office:value="246.399">
            <text:p>246.399</text:p>
          </table:table-cell>
          <table:table-cell table:formula="of:=[.$B$36]*[.BS34]" office:value-type="float" office:value="249.97">
            <text:p>249.97</text:p>
          </table:table-cell>
          <table:table-cell table:formula="of:=[.$B$36]*[.BT34]" office:value-type="float" office:value="253.541">
            <text:p>253.541</text:p>
          </table:table-cell>
          <table:table-cell table:formula="of:=[.$B$36]*[.BU34]" office:value-type="float" office:value="257.112">
            <text:p>257.112</text:p>
          </table:table-cell>
          <table:table-cell table:formula="of:=[.$B$36]*[.BV34]" office:value-type="float" office:value="260.683">
            <text:p>260.683</text:p>
          </table:table-cell>
          <table:table-cell table:formula="of:=[.$B$36]*[.BW34]" office:value-type="float" office:value="264.254">
            <text:p>264.254</text:p>
          </table:table-cell>
          <table:table-cell table:formula="of:=[.$B$36]*[.BX34]" office:value-type="float" office:value="267.825">
            <text:p>267.825</text:p>
          </table:table-cell>
          <table:table-cell table:formula="of:=[.$B$36]*[.BY34]" office:value-type="float" office:value="271.396">
            <text:p>271.396</text:p>
          </table:table-cell>
          <table:table-cell table:formula="of:=[.$B$36]*[.BZ34]" office:value-type="float" office:value="274.967">
            <text:p>274.967</text:p>
          </table:table-cell>
          <table:table-cell table:formula="of:=[.$B$36]*[.CA34]" office:value-type="float" office:value="278.538">
            <text:p>278.538</text:p>
          </table:table-cell>
          <table:table-cell table:formula="of:=[.$B$36]*[.CB34]" office:value-type="float" office:value="282.109">
            <text:p>282.109</text:p>
          </table:table-cell>
          <table:table-cell table:formula="of:=[.$B$36]*[.CC34]" office:value-type="float" office:value="285.68">
            <text:p>285.68</text:p>
          </table:table-cell>
          <table:table-cell table:formula="of:=[.$B$36]*[.CD34]" office:value-type="float" office:value="289.251">
            <text:p>289.251</text:p>
          </table:table-cell>
          <table:table-cell table:formula="of:=[.$B$36]*[.CE34]" office:value-type="float" office:value="292.822">
            <text:p>292.822</text:p>
          </table:table-cell>
          <table:table-cell table:formula="of:=[.$B$36]*[.CF34]" office:value-type="float" office:value="296.393">
            <text:p>296.393</text:p>
          </table:table-cell>
          <table:table-cell table:formula="of:=[.$B$36]*[.CG34]" office:value-type="float" office:value="299.964">
            <text:p>299.964</text:p>
          </table:table-cell>
          <table:table-cell table:formula="of:=[.$B$36]*[.CH34]" office:value-type="float" office:value="303.535">
            <text:p>303.535</text:p>
          </table:table-cell>
          <table:table-cell table:formula="of:=[.$B$36]*[.CI34]" office:value-type="float" office:value="307.106">
            <text:p>307.106</text:p>
          </table:table-cell>
          <table:table-cell table:formula="of:=[.$B$36]*[.CJ34]" office:value-type="float" office:value="310.677">
            <text:p>310.677</text:p>
          </table:table-cell>
          <table:table-cell table:formula="of:=[.$B$36]*[.CK34]" office:value-type="float" office:value="314.248">
            <text:p>314.248</text:p>
          </table:table-cell>
          <table:table-cell table:formula="of:=[.$B$36]*[.CL34]" office:value-type="float" office:value="317.819">
            <text:p>317.819</text:p>
          </table:table-cell>
          <table:table-cell table:formula="of:=[.$B$36]*[.CM34]" office:value-type="float" office:value="321.39">
            <text:p>321.39</text:p>
          </table:table-cell>
          <table:table-cell table:formula="of:=[.$B$36]*[.CN34]" office:value-type="float" office:value="324.961">
            <text:p>324.961</text:p>
          </table:table-cell>
          <table:table-cell table:formula="of:=[.$B$36]*[.CO34]" office:value-type="float" office:value="328.532">
            <text:p>328.532</text:p>
          </table:table-cell>
          <table:table-cell table:formula="of:=[.$B$36]*[.CP34]" office:value-type="float" office:value="332.103">
            <text:p>332.103</text:p>
          </table:table-cell>
          <table:table-cell table:formula="of:=[.$B$36]*[.CQ34]" office:value-type="float" office:value="335.674">
            <text:p>335.674</text:p>
          </table:table-cell>
          <table:table-cell table:formula="of:=[.$B$36]*[.CR34]" office:value-type="float" office:value="339.245">
            <text:p>339.245</text:p>
          </table:table-cell>
          <table:table-cell table:formula="of:=[.$B$36]*[.CS34]" office:value-type="float" office:value="342.816">
            <text:p>342.816</text:p>
          </table:table-cell>
          <table:table-cell table:formula="of:=[.$B$36]*[.CT34]" office:value-type="float" office:value="346.387">
            <text:p>346.387</text:p>
          </table:table-cell>
          <table:table-cell table:formula="of:=[.$B$36]*[.CU34]" office:value-type="float" office:value="349.958">
            <text:p>349.958</text:p>
          </table:table-cell>
          <table:table-cell table:formula="of:=[.$B$36]*[.CV34]" office:value-type="float" office:value="353.529">
            <text:p>353.529</text:p>
          </table:table-cell>
          <table:table-cell table:formula="of:=[.$B$36]*[.CW34]" office:value-type="float" office:value="357.1">
            <text:p>357.1</text:p>
          </table:table-cell>
          <table:table-cell table:formula="of:=[.$B$36]*[.CX34]" office:value-type="float" office:value="360.671">
            <text:p>360.671</text:p>
          </table:table-cell>
          <table:table-cell table:formula="of:=[.$B$36]*[.CY34]" office:value-type="float" office:value="364.242">
            <text:p>364.242</text:p>
          </table:table-cell>
          <table:table-cell table:formula="of:=[.$B$36]*[.CZ34]" office:value-type="float" office:value="367.813">
            <text:p>367.813</text:p>
          </table:table-cell>
          <table:table-cell table:formula="of:=[.$B$36]*[.DA34]" office:value-type="float" office:value="371.384">
            <text:p>371.384</text:p>
          </table:table-cell>
          <table:table-cell table:formula="of:=[.$B$36]*[.DB34]" office:value-type="float" office:value="374.955">
            <text:p>374.955</text:p>
          </table:table-cell>
          <table:table-cell table:formula="of:=[.$B$36]*[.DC34]" office:value-type="float" office:value="378.526">
            <text:p>378.526</text:p>
          </table:table-cell>
          <table:table-cell table:formula="of:=[.$B$36]*[.DD34]" office:value-type="float" office:value="382.097">
            <text:p>382.097</text:p>
          </table:table-cell>
          <table:table-cell table:formula="of:=[.$B$36]*[.DE34]" office:value-type="float" office:value="385.668">
            <text:p>385.668</text:p>
          </table:table-cell>
          <table:table-cell table:formula="of:=[.$B$36]*[.DF34]" office:value-type="float" office:value="389.239">
            <text:p>389.239</text:p>
          </table:table-cell>
          <table:table-cell table:formula="of:=[.$B$36]*[.DG34]" office:value-type="float" office:value="392.81">
            <text:p>392.81</text:p>
          </table:table-cell>
        </table:table-row>
        <table:table-row table:style-name="ro1">
          <table:table-cell table:number-columns-repeated="111"/>
        </table:table-row>
        <table:table-row table:style-name="ro1">
          <table:table-cell/>
          <table:table-cell table:formula="of:=[.B36]/[.B35]" office:value-type="float" office:value="0.817780016946436">
            <text:p>0.8177800169</text:p>
          </table:table-cell>
          <table:table-cell table:formula="of:=[.$B$38]*[.C34]" office:value-type="float" office:value="1.63556003389287">
            <text:p>1.6355600339</text:p>
          </table:table-cell>
          <table:table-cell table:formula="of:=[.$B$38]*[.D34]" office:value-type="float" office:value="2.45334005083931">
            <text:p>2.4533400508</text:p>
          </table:table-cell>
          <table:table-cell table:formula="of:=[.$B$38]*[.E34]" office:value-type="float" office:value="3.27112006778574">
            <text:p>3.2711200678</text:p>
          </table:table-cell>
          <table:table-cell table:formula="of:=[.$B$38]*[.F34]" office:value-type="float" office:value="4.08890008473218">
            <text:p>4.0889000847</text:p>
          </table:table-cell>
          <table:table-cell table:formula="of:=[.$B$38]*[.G34]" office:value-type="float" office:value="4.90668010167861">
            <text:p>4.9066801017</text:p>
          </table:table-cell>
          <table:table-cell table:formula="of:=[.$B$38]*[.H34]" office:value-type="float" office:value="5.72446011862505">
            <text:p>5.7244601186</text:p>
          </table:table-cell>
          <table:table-cell table:formula="of:=[.$B$38]*[.I34]" office:value-type="float" office:value="6.54224013557149">
            <text:p>6.5422401356</text:p>
          </table:table-cell>
          <table:table-cell table:formula="of:=[.$B$38]*[.J34]" office:value-type="float" office:value="7.36002015251792">
            <text:p>7.3600201525</text:p>
          </table:table-cell>
          <table:table-cell table:formula="of:=[.$B$38]*[.K34]" office:value-type="float" office:value="8.17780016946436">
            <text:p>8.1778001695</text:p>
          </table:table-cell>
          <table:table-cell table:formula="of:=[.$B$38]*[.L34]" office:value-type="float" office:value="8.99558018641079">
            <text:p>8.9955801864</text:p>
          </table:table-cell>
          <table:table-cell table:formula="of:=[.$B$38]*[.M34]" office:value-type="float" office:value="9.81336020335723">
            <text:p>9.8133602034</text:p>
          </table:table-cell>
          <table:table-cell table:formula="of:=[.$B$38]*[.N34]" office:value-type="float" office:value="10.6311402203037">
            <text:p>10.6311402203</text:p>
          </table:table-cell>
          <table:table-cell table:formula="of:=[.$B$38]*[.O34]" office:value-type="float" office:value="11.4489202372501">
            <text:p>11.4489202373</text:p>
          </table:table-cell>
          <table:table-cell table:formula="of:=[.$B$38]*[.P34]" office:value-type="float" office:value="12.2667002541965">
            <text:p>12.2667002542</text:p>
          </table:table-cell>
          <table:table-cell table:formula="of:=[.$B$38]*[.Q34]" office:value-type="float" office:value="13.084480271143">
            <text:p>13.0844802711</text:p>
          </table:table-cell>
          <table:table-cell table:formula="of:=[.$B$38]*[.R34]" office:value-type="float" office:value="13.9022602880894">
            <text:p>13.9022602881</text:p>
          </table:table-cell>
          <table:table-cell table:formula="of:=[.$B$38]*[.S34]" office:value-type="float" office:value="14.7200403050358">
            <text:p>14.720040305</text:p>
          </table:table-cell>
          <table:table-cell table:formula="of:=[.$B$38]*[.T34]" office:value-type="float" office:value="15.5378203219823">
            <text:p>15.537820322</text:p>
          </table:table-cell>
          <table:table-cell table:formula="of:=[.$B$38]*[.U34]" office:value-type="float" office:value="16.3556003389287">
            <text:p>16.3556003389</text:p>
          </table:table-cell>
          <table:table-cell table:formula="of:=[.$B$38]*[.V34]" office:value-type="float" office:value="17.1733803558752">
            <text:p>17.1733803559</text:p>
          </table:table-cell>
          <table:table-cell table:formula="of:=[.$B$38]*[.W34]" office:value-type="float" office:value="17.9911603728216">
            <text:p>17.9911603728</text:p>
          </table:table-cell>
          <table:table-cell table:formula="of:=[.$B$38]*[.X34]" office:value-type="float" office:value="18.808940389768">
            <text:p>18.8089403898</text:p>
          </table:table-cell>
          <table:table-cell table:formula="of:=[.$B$38]*[.Y34]" office:value-type="float" office:value="19.6267204067145">
            <text:p>19.6267204067</text:p>
          </table:table-cell>
          <table:table-cell table:formula="of:=[.$B$38]*[.Z34]" office:value-type="float" office:value="20.4445004236609">
            <text:p>20.4445004237</text:p>
          </table:table-cell>
          <table:table-cell table:formula="of:=[.$B$38]*[.AA34]" office:value-type="float" office:value="21.2622804406073">
            <text:p>21.2622804406</text:p>
          </table:table-cell>
          <table:table-cell table:formula="of:=[.$B$38]*[.AB34]" office:value-type="float" office:value="22.0800604575538">
            <text:p>22.0800604576</text:p>
          </table:table-cell>
          <table:table-cell table:formula="of:=[.$B$38]*[.AC34]" office:value-type="float" office:value="22.8978404745002">
            <text:p>22.8978404745</text:p>
          </table:table-cell>
          <table:table-cell table:formula="of:=[.$B$38]*[.AD34]" office:value-type="float" office:value="23.7156204914466">
            <text:p>23.7156204914</text:p>
          </table:table-cell>
          <table:table-cell table:formula="of:=[.$B$38]*[.AE34]" office:value-type="float" office:value="24.5334005083931">
            <text:p>24.5334005084</text:p>
          </table:table-cell>
          <table:table-cell table:formula="of:=[.$B$38]*[.AF34]" office:value-type="float" office:value="25.3511805253395">
            <text:p>25.3511805253</text:p>
          </table:table-cell>
          <table:table-cell table:formula="of:=[.$B$38]*[.AG34]" office:value-type="float" office:value="26.1689605422859">
            <text:p>26.1689605423</text:p>
          </table:table-cell>
          <table:table-cell table:formula="of:=[.$B$38]*[.AH34]" office:value-type="float" office:value="26.9867405592324">
            <text:p>26.9867405592</text:p>
          </table:table-cell>
          <table:table-cell table:formula="of:=[.$B$38]*[.AI34]" office:value-type="float" office:value="27.8045205761788">
            <text:p>27.8045205762</text:p>
          </table:table-cell>
          <table:table-cell table:formula="of:=[.$B$38]*[.AJ34]" office:value-type="float" office:value="28.6223005931252">
            <text:p>28.6223005931</text:p>
          </table:table-cell>
          <table:table-cell table:formula="of:=[.$B$38]*[.AK34]" office:value-type="float" office:value="29.4400806100717">
            <text:p>29.4400806101</text:p>
          </table:table-cell>
          <table:table-cell table:formula="of:=[.$B$38]*[.AL34]" office:value-type="float" office:value="30.2578606270181">
            <text:p>30.257860627</text:p>
          </table:table-cell>
          <table:table-cell table:formula="of:=[.$B$38]*[.AM34]" office:value-type="float" office:value="31.0756406439646">
            <text:p>31.075640644</text:p>
          </table:table-cell>
          <table:table-cell table:formula="of:=[.$B$38]*[.AN34]" office:value-type="float" office:value="31.893420660911">
            <text:p>31.8934206609</text:p>
          </table:table-cell>
          <table:table-cell table:formula="of:=[.$B$38]*[.AO34]" office:value-type="float" office:value="32.7112006778574">
            <text:p>32.7112006779</text:p>
          </table:table-cell>
          <table:table-cell table:formula="of:=[.$B$38]*[.AP34]" office:value-type="float" office:value="33.5289806948039">
            <text:p>33.5289806948</text:p>
          </table:table-cell>
          <table:table-cell table:formula="of:=[.$B$38]*[.AQ34]" office:value-type="float" office:value="34.3467607117503">
            <text:p>34.3467607118</text:p>
          </table:table-cell>
          <table:table-cell table:formula="of:=[.$B$38]*[.AR34]" office:value-type="float" office:value="35.1645407286967">
            <text:p>35.1645407287</text:p>
          </table:table-cell>
          <table:table-cell table:formula="of:=[.$B$38]*[.AS34]" office:value-type="float" office:value="35.9823207456432">
            <text:p>35.9823207456</text:p>
          </table:table-cell>
          <table:table-cell table:formula="of:=[.$B$38]*[.AT34]" office:value-type="float" office:value="36.8001007625896">
            <text:p>36.8001007626</text:p>
          </table:table-cell>
          <table:table-cell table:formula="of:=[.$B$38]*[.AU34]" office:value-type="float" office:value="37.617880779536">
            <text:p>37.6178807795</text:p>
          </table:table-cell>
          <table:table-cell table:formula="of:=[.$B$38]*[.AV34]" office:value-type="float" office:value="38.4356607964825">
            <text:p>38.4356607965</text:p>
          </table:table-cell>
          <table:table-cell table:formula="of:=[.$B$38]*[.AW34]" office:value-type="float" office:value="39.2534408134289">
            <text:p>39.2534408134</text:p>
          </table:table-cell>
          <table:table-cell table:formula="of:=[.$B$38]*[.AX34]" office:value-type="float" office:value="40.0712208303754">
            <text:p>40.0712208304</text:p>
          </table:table-cell>
          <table:table-cell table:formula="of:=[.$B$38]*[.AY34]" office:value-type="float" office:value="40.8890008473218">
            <text:p>40.8890008473</text:p>
          </table:table-cell>
          <table:table-cell table:formula="of:=[.$B$38]*[.AZ34]" office:value-type="float" office:value="41.7067808642682">
            <text:p>41.7067808643</text:p>
          </table:table-cell>
          <table:table-cell table:formula="of:=[.$B$38]*[.BA34]" office:value-type="float" office:value="42.5245608812147">
            <text:p>42.5245608812</text:p>
          </table:table-cell>
          <table:table-cell table:formula="of:=[.$B$38]*[.BB34]" office:value-type="float" office:value="43.3423408981611">
            <text:p>43.3423408982</text:p>
          </table:table-cell>
          <table:table-cell table:formula="of:=[.$B$38]*[.BC34]" office:value-type="float" office:value="44.1601209151075">
            <text:p>44.1601209151</text:p>
          </table:table-cell>
          <table:table-cell table:formula="of:=[.$B$38]*[.BD34]" office:value-type="float" office:value="44.977900932054">
            <text:p>44.9779009321</text:p>
          </table:table-cell>
          <table:table-cell table:formula="of:=[.$B$38]*[.BE34]" office:value-type="float" office:value="45.7956809490004">
            <text:p>45.795680949</text:p>
          </table:table-cell>
          <table:table-cell table:formula="of:=[.$B$38]*[.BF34]" office:value-type="float" office:value="46.6134609659468">
            <text:p>46.6134609659</text:p>
          </table:table-cell>
          <table:table-cell table:formula="of:=[.$B$38]*[.BG34]" office:value-type="float" office:value="47.4312409828933">
            <text:p>47.4312409829</text:p>
          </table:table-cell>
          <table:table-cell table:formula="of:=[.$B$38]*[.BH34]" office:value-type="float" office:value="48.2490209998397">
            <text:p>48.2490209998</text:p>
          </table:table-cell>
          <table:table-cell table:formula="of:=[.$B$38]*[.BI34]" office:value-type="float" office:value="49.0668010167861">
            <text:p>49.0668010168</text:p>
          </table:table-cell>
          <table:table-cell table:formula="of:=[.$B$38]*[.BJ34]" office:value-type="float" office:value="49.8845810337326">
            <text:p>49.8845810337</text:p>
          </table:table-cell>
          <table:table-cell table:formula="of:=[.$B$38]*[.BK34]" office:value-type="float" office:value="50.702361050679">
            <text:p>50.7023610507</text:p>
          </table:table-cell>
          <table:table-cell table:formula="of:=[.$B$38]*[.BL34]" office:value-type="float" office:value="51.5201410676255">
            <text:p>51.5201410676</text:p>
          </table:table-cell>
          <table:table-cell table:formula="of:=[.$B$38]*[.BM34]" office:value-type="float" office:value="52.3379210845719">
            <text:p>52.3379210846</text:p>
          </table:table-cell>
          <table:table-cell table:formula="of:=[.$B$38]*[.BN34]" office:value-type="float" office:value="53.1557011015183">
            <text:p>53.1557011015</text:p>
          </table:table-cell>
          <table:table-cell table:formula="of:=[.$B$38]*[.BO34]" office:value-type="float" office:value="53.9734811184648">
            <text:p>53.9734811185</text:p>
          </table:table-cell>
          <table:table-cell table:formula="of:=[.$B$38]*[.BP34]" office:value-type="float" office:value="54.7912611354112">
            <text:p>54.7912611354</text:p>
          </table:table-cell>
          <table:table-cell table:formula="of:=[.$B$38]*[.BQ34]" office:value-type="float" office:value="55.6090411523576">
            <text:p>55.6090411524</text:p>
          </table:table-cell>
          <table:table-cell table:formula="of:=[.$B$38]*[.BR34]" office:value-type="float" office:value="56.4268211693041">
            <text:p>56.4268211693</text:p>
          </table:table-cell>
          <table:table-cell table:formula="of:=[.$B$38]*[.BS34]" office:value-type="float" office:value="57.2446011862505">
            <text:p>57.2446011863</text:p>
          </table:table-cell>
          <table:table-cell table:formula="of:=[.$B$38]*[.BT34]" office:value-type="float" office:value="58.0623812031969">
            <text:p>58.0623812032</text:p>
          </table:table-cell>
          <table:table-cell table:formula="of:=[.$B$38]*[.BU34]" office:value-type="float" office:value="58.8801612201434">
            <text:p>58.8801612201</text:p>
          </table:table-cell>
          <table:table-cell table:formula="of:=[.$B$38]*[.BV34]" office:value-type="float" office:value="59.6979412370898">
            <text:p>59.6979412371</text:p>
          </table:table-cell>
          <table:table-cell table:formula="of:=[.$B$38]*[.BW34]" office:value-type="float" office:value="60.5157212540362">
            <text:p>60.515721254</text:p>
          </table:table-cell>
          <table:table-cell table:formula="of:=[.$B$38]*[.BX34]" office:value-type="float" office:value="61.3335012709827">
            <text:p>61.333501271</text:p>
          </table:table-cell>
          <table:table-cell table:formula="of:=[.$B$38]*[.BY34]" office:value-type="float" office:value="62.1512812879291">
            <text:p>62.1512812879</text:p>
          </table:table-cell>
          <table:table-cell table:formula="of:=[.$B$38]*[.BZ34]" office:value-type="float" office:value="62.9690613048756">
            <text:p>62.9690613049</text:p>
          </table:table-cell>
          <table:table-cell table:formula="of:=[.$B$38]*[.CA34]" office:value-type="float" office:value="63.786841321822">
            <text:p>63.7868413218</text:p>
          </table:table-cell>
          <table:table-cell table:formula="of:=[.$B$38]*[.CB34]" office:value-type="float" office:value="64.6046213387684">
            <text:p>64.6046213388</text:p>
          </table:table-cell>
          <table:table-cell table:formula="of:=[.$B$38]*[.CC34]" office:value-type="float" office:value="65.4224013557149">
            <text:p>65.4224013557</text:p>
          </table:table-cell>
          <table:table-cell table:formula="of:=[.$B$38]*[.CD34]" office:value-type="float" office:value="66.2401813726613">
            <text:p>66.2401813727</text:p>
          </table:table-cell>
          <table:table-cell table:formula="of:=[.$B$38]*[.CE34]" office:value-type="float" office:value="67.0579613896077">
            <text:p>67.0579613896</text:p>
          </table:table-cell>
          <table:table-cell table:formula="of:=[.$B$38]*[.CF34]" office:value-type="float" office:value="67.8757414065542">
            <text:p>67.8757414066</text:p>
          </table:table-cell>
          <table:table-cell table:formula="of:=[.$B$38]*[.CG34]" office:value-type="float" office:value="68.6935214235006">
            <text:p>68.6935214235</text:p>
          </table:table-cell>
          <table:table-cell table:formula="of:=[.$B$38]*[.CH34]" office:value-type="float" office:value="69.511301440447">
            <text:p>69.5113014404</text:p>
          </table:table-cell>
          <table:table-cell table:formula="of:=[.$B$38]*[.CI34]" office:value-type="float" office:value="70.3290814573935">
            <text:p>70.3290814574</text:p>
          </table:table-cell>
          <table:table-cell table:formula="of:=[.$B$38]*[.CJ34]" office:value-type="float" office:value="71.1468614743399">
            <text:p>71.1468614743</text:p>
          </table:table-cell>
          <table:table-cell table:formula="of:=[.$B$38]*[.CK34]" office:value-type="float" office:value="71.9646414912863">
            <text:p>71.9646414913</text:p>
          </table:table-cell>
          <table:table-cell table:formula="of:=[.$B$38]*[.CL34]" office:value-type="float" office:value="72.7824215082328">
            <text:p>72.7824215082</text:p>
          </table:table-cell>
          <table:table-cell table:formula="of:=[.$B$38]*[.CM34]" office:value-type="float" office:value="73.6002015251792">
            <text:p>73.6002015252</text:p>
          </table:table-cell>
          <table:table-cell table:formula="of:=[.$B$38]*[.CN34]" office:value-type="float" office:value="74.4179815421257">
            <text:p>74.4179815421</text:p>
          </table:table-cell>
          <table:table-cell table:formula="of:=[.$B$38]*[.CO34]" office:value-type="float" office:value="75.2357615590721">
            <text:p>75.2357615591</text:p>
          </table:table-cell>
          <table:table-cell table:formula="of:=[.$B$38]*[.CP34]" office:value-type="float" office:value="76.0535415760185">
            <text:p>76.053541576</text:p>
          </table:table-cell>
          <table:table-cell table:formula="of:=[.$B$38]*[.CQ34]" office:value-type="float" office:value="76.8713215929649">
            <text:p>76.871321593</text:p>
          </table:table-cell>
          <table:table-cell table:formula="of:=[.$B$38]*[.CR34]" office:value-type="float" office:value="77.6891016099114">
            <text:p>77.6891016099</text:p>
          </table:table-cell>
          <table:table-cell table:formula="of:=[.$B$38]*[.CS34]" office:value-type="float" office:value="78.5068816268578">
            <text:p>78.5068816269</text:p>
          </table:table-cell>
          <table:table-cell table:formula="of:=[.$B$38]*[.CT34]" office:value-type="float" office:value="79.3246616438043">
            <text:p>79.3246616438</text:p>
          </table:table-cell>
          <table:table-cell table:formula="of:=[.$B$38]*[.CU34]" office:value-type="float" office:value="80.1424416607507">
            <text:p>80.1424416608</text:p>
          </table:table-cell>
          <table:table-cell table:formula="of:=[.$B$38]*[.CV34]" office:value-type="float" office:value="80.9602216776971">
            <text:p>80.9602216777</text:p>
          </table:table-cell>
          <table:table-cell table:formula="of:=[.$B$38]*[.CW34]" office:value-type="float" office:value="81.7780016946436">
            <text:p>81.7780016946</text:p>
          </table:table-cell>
          <table:table-cell table:formula="of:=[.$B$38]*[.CX34]" office:value-type="float" office:value="82.59578171159">
            <text:p>82.5957817116</text:p>
          </table:table-cell>
          <table:table-cell table:formula="of:=[.$B$38]*[.CY34]" office:value-type="float" office:value="83.4135617285364">
            <text:p>83.4135617285</text:p>
          </table:table-cell>
          <table:table-cell table:formula="of:=[.$B$38]*[.CZ34]" office:value-type="float" office:value="84.2313417454829">
            <text:p>84.2313417455</text:p>
          </table:table-cell>
          <table:table-cell table:formula="of:=[.$B$38]*[.DA34]" office:value-type="float" office:value="85.0491217624293">
            <text:p>85.0491217624</text:p>
          </table:table-cell>
          <table:table-cell table:formula="of:=[.$B$38]*[.DB34]" office:value-type="float" office:value="85.8669017793757">
            <text:p>85.8669017794</text:p>
          </table:table-cell>
          <table:table-cell table:formula="of:=[.$B$38]*[.DC34]" office:value-type="float" office:value="86.6846817963222">
            <text:p>86.6846817963</text:p>
          </table:table-cell>
          <table:table-cell table:formula="of:=[.$B$38]*[.DD34]" office:value-type="float" office:value="87.5024618132686">
            <text:p>87.5024618133</text:p>
          </table:table-cell>
          <table:table-cell table:formula="of:=[.$B$38]*[.DE34]" office:value-type="float" office:value="88.3202418302151">
            <text:p>88.3202418302</text:p>
          </table:table-cell>
          <table:table-cell table:formula="of:=[.$B$38]*[.DF34]" office:value-type="float" office:value="89.1380218471615">
            <text:p>89.1380218472</text:p>
          </table:table-cell>
          <table:table-cell table:formula="of:=[.$B$38]*[.DG34]" office:value-type="float" office:value="89.9558018641079">
            <text:p>89.9558018641</text:p>
          </table:table-cell>
        </table:table-row>
        <table:table-row table:style-name="ro1">
          <table:table-cell table:number-columns-repeated="2"/>
          <table:table-cell table:formula="of:=ROUND([.C38];0)" office:value-type="float" office:value="2">
            <text:p>2</text:p>
          </table:table-cell>
          <table:table-cell table:formula="of:=ROUND([.D38];0)" office:value-type="float" office:value="2">
            <text:p>2</text:p>
          </table:table-cell>
          <table:table-cell table:formula="of:=ROUND([.E38];0)" office:value-type="float" office:value="3">
            <text:p>3</text:p>
          </table:table-cell>
          <table:table-cell table:formula="of:=ROUND([.F38];0)" office:value-type="float" office:value="4">
            <text:p>4</text:p>
          </table:table-cell>
          <table:table-cell table:formula="of:=ROUND([.G38];0)" office:value-type="float" office:value="5">
            <text:p>5</text:p>
          </table:table-cell>
          <table:table-cell table:formula="of:=ROUND([.H38];0)" office:value-type="float" office:value="6">
            <text:p>6</text:p>
          </table:table-cell>
          <table:table-cell table:formula="of:=ROUND([.I38];0)" office:value-type="float" office:value="7">
            <text:p>7</text:p>
          </table:table-cell>
          <table:table-cell table:formula="of:=ROUND([.J38];0)" office:value-type="float" office:value="7">
            <text:p>7</text:p>
          </table:table-cell>
          <table:table-cell table:formula="of:=ROUND([.K38];0)" office:value-type="float" office:value="8">
            <text:p>8</text:p>
          </table:table-cell>
          <table:table-cell table:formula="of:=ROUND([.L38];0)" office:value-type="float" office:value="9">
            <text:p>9</text:p>
          </table:table-cell>
          <table:table-cell table:formula="of:=ROUND([.M38];0)" office:value-type="float" office:value="10">
            <text:p>10</text:p>
          </table:table-cell>
          <table:table-cell table:formula="of:=ROUND([.N38];0)" office:value-type="float" office:value="11">
            <text:p>11</text:p>
          </table:table-cell>
          <table:table-cell table:formula="of:=ROUND([.O38];0)" office:value-type="float" office:value="11">
            <text:p>11</text:p>
          </table:table-cell>
          <table:table-cell table:formula="of:=ROUND([.P38];0)" office:value-type="float" office:value="12">
            <text:p>12</text:p>
          </table:table-cell>
          <table:table-cell table:formula="of:=ROUND([.Q38];0)" office:value-type="float" office:value="13">
            <text:p>13</text:p>
          </table:table-cell>
          <table:table-cell table:formula="of:=ROUND([.R38];0)" office:value-type="float" office:value="14">
            <text:p>14</text:p>
          </table:table-cell>
          <table:table-cell table:formula="of:=ROUND([.S38];0)" office:value-type="float" office:value="15">
            <text:p>15</text:p>
          </table:table-cell>
          <table:table-cell table:formula="of:=ROUND([.T38];0)" office:value-type="float" office:value="16">
            <text:p>16</text:p>
          </table:table-cell>
          <table:table-cell table:formula="of:=ROUND([.U38];0)" office:value-type="float" office:value="16">
            <text:p>16</text:p>
          </table:table-cell>
          <table:table-cell table:formula="of:=ROUND([.V38];0)" office:value-type="float" office:value="17">
            <text:p>17</text:p>
          </table:table-cell>
          <table:table-cell table:formula="of:=ROUND([.W38];0)" office:value-type="float" office:value="18">
            <text:p>18</text:p>
          </table:table-cell>
          <table:table-cell table:formula="of:=ROUND([.X38];0)" office:value-type="float" office:value="19">
            <text:p>19</text:p>
          </table:table-cell>
          <table:table-cell table:formula="of:=ROUND([.Y38];0)" office:value-type="float" office:value="20">
            <text:p>20</text:p>
          </table:table-cell>
          <table:table-cell table:formula="of:=ROUND([.Z38];0)" office:value-type="float" office:value="20">
            <text:p>20</text:p>
          </table:table-cell>
          <table:table-cell table:formula="of:=ROUND([.AA38];0)" office:value-type="float" office:value="21">
            <text:p>21</text:p>
          </table:table-cell>
          <table:table-cell table:formula="of:=ROUND([.AB38];0)" office:value-type="float" office:value="22">
            <text:p>22</text:p>
          </table:table-cell>
          <table:table-cell table:formula="of:=ROUND([.AC38];0)" office:value-type="float" office:value="23">
            <text:p>23</text:p>
          </table:table-cell>
          <table:table-cell table:formula="of:=ROUND([.AD38];0)" office:value-type="float" office:value="24">
            <text:p>24</text:p>
          </table:table-cell>
          <table:table-cell table:formula="of:=ROUND([.AE38];0)" office:value-type="float" office:value="25">
            <text:p>25</text:p>
          </table:table-cell>
          <table:table-cell table:formula="of:=ROUND([.AF38];0)" office:value-type="float" office:value="25">
            <text:p>25</text:p>
          </table:table-cell>
          <table:table-cell table:formula="of:=ROUND([.AG38];0)" office:value-type="float" office:value="26">
            <text:p>26</text:p>
          </table:table-cell>
          <table:table-cell table:formula="of:=ROUND([.AH38];0)" office:value-type="float" office:value="27">
            <text:p>27</text:p>
          </table:table-cell>
          <table:table-cell table:formula="of:=ROUND([.AI38];0)" office:value-type="float" office:value="28">
            <text:p>28</text:p>
          </table:table-cell>
          <table:table-cell table:formula="of:=ROUND([.AJ38];0)" office:value-type="float" office:value="29">
            <text:p>29</text:p>
          </table:table-cell>
          <table:table-cell table:formula="of:=ROUND([.AK38];0)" office:value-type="float" office:value="29">
            <text:p>29</text:p>
          </table:table-cell>
          <table:table-cell table:formula="of:=ROUND([.AL38];0)" office:value-type="float" office:value="30">
            <text:p>30</text:p>
          </table:table-cell>
          <table:table-cell table:formula="of:=ROUND([.AM38];0)" office:value-type="float" office:value="31">
            <text:p>31</text:p>
          </table:table-cell>
          <table:table-cell table:formula="of:=ROUND([.AN38];0)" office:value-type="float" office:value="32">
            <text:p>32</text:p>
          </table:table-cell>
          <table:table-cell table:formula="of:=ROUND([.AO38];0)" office:value-type="float" office:value="33">
            <text:p>33</text:p>
          </table:table-cell>
          <table:table-cell table:formula="of:=ROUND([.AP38];0)" office:value-type="float" office:value="34">
            <text:p>34</text:p>
          </table:table-cell>
          <table:table-cell table:formula="of:=ROUND([.AQ38];0)" office:value-type="float" office:value="34">
            <text:p>34</text:p>
          </table:table-cell>
          <table:table-cell table:formula="of:=ROUND([.AR38];0)" office:value-type="float" office:value="35">
            <text:p>35</text:p>
          </table:table-cell>
          <table:table-cell table:formula="of:=ROUND([.AS38];0)" office:value-type="float" office:value="36">
            <text:p>36</text:p>
          </table:table-cell>
          <table:table-cell table:formula="of:=ROUND([.AT38];0)" office:value-type="float" office:value="37">
            <text:p>37</text:p>
          </table:table-cell>
          <table:table-cell table:formula="of:=ROUND([.AU38];0)" office:value-type="float" office:value="38">
            <text:p>38</text:p>
          </table:table-cell>
          <table:table-cell table:formula="of:=ROUND([.AV38];0)" office:value-type="float" office:value="38">
            <text:p>38</text:p>
          </table:table-cell>
          <table:table-cell table:formula="of:=ROUND([.AW38];0)" office:value-type="float" office:value="39">
            <text:p>39</text:p>
          </table:table-cell>
          <table:table-cell table:formula="of:=ROUND([.AX38];0)" office:value-type="float" office:value="40">
            <text:p>40</text:p>
          </table:table-cell>
          <table:table-cell table:formula="of:=ROUND([.AY38];0)" office:value-type="float" office:value="41">
            <text:p>41</text:p>
          </table:table-cell>
          <table:table-cell table:formula="of:=ROUND([.AZ38];0)" office:value-type="float" office:value="42">
            <text:p>42</text:p>
          </table:table-cell>
          <table:table-cell table:formula="of:=ROUND([.BA38];0)" office:value-type="float" office:value="43">
            <text:p>43</text:p>
          </table:table-cell>
          <table:table-cell table:formula="of:=ROUND([.BB38];0)" office:value-type="float" office:value="43">
            <text:p>43</text:p>
          </table:table-cell>
          <table:table-cell table:formula="of:=ROUND([.BC38];0)" office:value-type="float" office:value="44">
            <text:p>44</text:p>
          </table:table-cell>
          <table:table-cell table:formula="of:=ROUND([.BD38];0)" office:value-type="float" office:value="45">
            <text:p>45</text:p>
          </table:table-cell>
          <table:table-cell table:formula="of:=ROUND([.BE38];0)" office:value-type="float" office:value="46">
            <text:p>46</text:p>
          </table:table-cell>
          <table:table-cell table:formula="of:=ROUND([.BF38];0)" office:value-type="float" office:value="47">
            <text:p>47</text:p>
          </table:table-cell>
          <table:table-cell table:formula="of:=ROUND([.BG38];0)" office:value-type="float" office:value="47">
            <text:p>47</text:p>
          </table:table-cell>
          <table:table-cell table:formula="of:=ROUND([.BH38];0)" office:value-type="float" office:value="48">
            <text:p>48</text:p>
          </table:table-cell>
          <table:table-cell table:formula="of:=ROUND([.BI38];0)" office:value-type="float" office:value="49">
            <text:p>49</text:p>
          </table:table-cell>
          <table:table-cell table:formula="of:=ROUND([.BJ38];0)" office:value-type="float" office:value="50">
            <text:p>50</text:p>
          </table:table-cell>
          <table:table-cell table:formula="of:=ROUND([.BK38];0)" office:value-type="float" office:value="51">
            <text:p>51</text:p>
          </table:table-cell>
          <table:table-cell table:formula="of:=ROUND([.BL38];0)" office:value-type="float" office:value="52">
            <text:p>52</text:p>
          </table:table-cell>
          <table:table-cell table:formula="of:=ROUND([.BM38];0)" office:value-type="float" office:value="52">
            <text:p>52</text:p>
          </table:table-cell>
          <table:table-cell table:formula="of:=ROUND([.BN38];0)" office:value-type="float" office:value="53">
            <text:p>53</text:p>
          </table:table-cell>
          <table:table-cell table:formula="of:=ROUND([.BO38];0)" office:value-type="float" office:value="54">
            <text:p>54</text:p>
          </table:table-cell>
          <table:table-cell table:formula="of:=ROUND([.BP38];0)" office:value-type="float" office:value="55">
            <text:p>55</text:p>
          </table:table-cell>
          <table:table-cell table:formula="of:=ROUND([.BQ38];0)" office:value-type="float" office:value="56">
            <text:p>56</text:p>
          </table:table-cell>
          <table:table-cell table:formula="of:=ROUND([.BR38];0)" office:value-type="float" office:value="56">
            <text:p>56</text:p>
          </table:table-cell>
          <table:table-cell table:formula="of:=ROUND([.BS38];0)" office:value-type="float" office:value="57">
            <text:p>57</text:p>
          </table:table-cell>
          <table:table-cell table:formula="of:=ROUND([.BT38];0)" office:value-type="float" office:value="58">
            <text:p>58</text:p>
          </table:table-cell>
          <table:table-cell table:formula="of:=ROUND([.BU38];0)" office:value-type="float" office:value="59">
            <text:p>59</text:p>
          </table:table-cell>
          <table:table-cell table:formula="of:=ROUND([.BV38];0)" office:value-type="float" office:value="60">
            <text:p>60</text:p>
          </table:table-cell>
          <table:table-cell table:formula="of:=ROUND([.BW38];0)" office:value-type="float" office:value="61">
            <text:p>61</text:p>
          </table:table-cell>
          <table:table-cell table:formula="of:=ROUND([.BX38];0)" office:value-type="float" office:value="61">
            <text:p>61</text:p>
          </table:table-cell>
          <table:table-cell table:formula="of:=ROUND([.BY38];0)" office:value-type="float" office:value="62">
            <text:p>62</text:p>
          </table:table-cell>
          <table:table-cell table:formula="of:=ROUND([.BZ38];0)" office:value-type="float" office:value="63">
            <text:p>63</text:p>
          </table:table-cell>
          <table:table-cell table:formula="of:=ROUND([.CA38];0)" office:value-type="float" office:value="64">
            <text:p>64</text:p>
          </table:table-cell>
          <table:table-cell table:formula="of:=ROUND([.CB38];0)" office:value-type="float" office:value="65">
            <text:p>65</text:p>
          </table:table-cell>
          <table:table-cell table:formula="of:=ROUND([.CC38];0)" office:value-type="float" office:value="65">
            <text:p>65</text:p>
          </table:table-cell>
          <table:table-cell table:formula="of:=ROUND([.CD38];0)" office:value-type="float" office:value="66">
            <text:p>66</text:p>
          </table:table-cell>
          <table:table-cell table:formula="of:=ROUND([.CE38];0)" office:value-type="float" office:value="67">
            <text:p>67</text:p>
          </table:table-cell>
          <table:table-cell table:formula="of:=ROUND([.CF38];0)" office:value-type="float" office:value="68">
            <text:p>68</text:p>
          </table:table-cell>
          <table:table-cell table:formula="of:=ROUND([.CG38];0)" office:value-type="float" office:value="69">
            <text:p>69</text:p>
          </table:table-cell>
          <table:table-cell table:formula="of:=ROUND([.CH38];0)" office:value-type="float" office:value="70">
            <text:p>70</text:p>
          </table:table-cell>
          <table:table-cell table:formula="of:=ROUND([.CI38];0)" office:value-type="float" office:value="70">
            <text:p>70</text:p>
          </table:table-cell>
          <table:table-cell table:formula="of:=ROUND([.CJ38];0)" office:value-type="float" office:value="71">
            <text:p>71</text:p>
          </table:table-cell>
          <table:table-cell table:formula="of:=ROUND([.CK38];0)" office:value-type="float" office:value="72">
            <text:p>72</text:p>
          </table:table-cell>
          <table:table-cell table:formula="of:=ROUND([.CL38];0)" office:value-type="float" office:value="73">
            <text:p>73</text:p>
          </table:table-cell>
          <table:table-cell table:formula="of:=ROUND([.CM38];0)" office:value-type="float" office:value="74">
            <text:p>74</text:p>
          </table:table-cell>
          <table:table-cell table:formula="of:=ROUND([.CN38];0)" office:value-type="float" office:value="74">
            <text:p>74</text:p>
          </table:table-cell>
          <table:table-cell table:formula="of:=ROUND([.CO38];0)" office:value-type="float" office:value="75">
            <text:p>75</text:p>
          </table:table-cell>
          <table:table-cell table:formula="of:=ROUND([.CP38];0)" office:value-type="float" office:value="76">
            <text:p>76</text:p>
          </table:table-cell>
          <table:table-cell table:formula="of:=ROUND([.CQ38];0)" office:value-type="float" office:value="77">
            <text:p>77</text:p>
          </table:table-cell>
          <table:table-cell table:formula="of:=ROUND([.CR38];0)" office:value-type="float" office:value="78">
            <text:p>78</text:p>
          </table:table-cell>
          <table:table-cell table:formula="of:=ROUND([.CS38];0)" office:value-type="float" office:value="79">
            <text:p>79</text:p>
          </table:table-cell>
          <table:table-cell table:formula="of:=ROUND([.CT38];0)" office:value-type="float" office:value="79">
            <text:p>79</text:p>
          </table:table-cell>
          <table:table-cell table:formula="of:=ROUND([.CU38];0)" office:value-type="float" office:value="80">
            <text:p>80</text:p>
          </table:table-cell>
          <table:table-cell table:formula="of:=ROUND([.CV38];0)" office:value-type="float" office:value="81">
            <text:p>81</text:p>
          </table:table-cell>
          <table:table-cell table:formula="of:=ROUND([.CW38];0)" office:value-type="float" office:value="82">
            <text:p>82</text:p>
          </table:table-cell>
          <table:table-cell table:formula="of:=ROUND([.CX38];0)" office:value-type="float" office:value="83">
            <text:p>83</text:p>
          </table:table-cell>
          <table:table-cell table:formula="of:=ROUND([.CY38];0)" office:value-type="float" office:value="83">
            <text:p>83</text:p>
          </table:table-cell>
          <table:table-cell table:formula="of:=ROUND([.CZ38];0)" office:value-type="float" office:value="84">
            <text:p>84</text:p>
          </table:table-cell>
          <table:table-cell table:formula="of:=ROUND([.DA38];0)" office:value-type="float" office:value="85">
            <text:p>85</text:p>
          </table:table-cell>
          <table:table-cell table:formula="of:=ROUND([.DB38];0)" office:value-type="float" office:value="86">
            <text:p>86</text:p>
          </table:table-cell>
          <table:table-cell table:formula="of:=ROUND([.DC38];0)" office:value-type="float" office:value="87">
            <text:p>87</text:p>
          </table:table-cell>
          <table:table-cell table:formula="of:=ROUND([.DD38];0)" office:value-type="float" office:value="88">
            <text:p>88</text:p>
          </table:table-cell>
          <table:table-cell table:formula="of:=ROUND([.DE38];0)" office:value-type="float" office:value="88">
            <text:p>88</text:p>
          </table:table-cell>
          <table:table-cell table:formula="of:=ROUND([.DF38];0)" office:value-type="float" office:value="89">
            <text:p>89</text:p>
          </table:table-cell>
          <table:table-cell table:formula="of:=ROUND([.DG38];0)" office:value-type="float" office:value="90">
            <text:p>90</text:p>
          </table:table-cell>
        </table:table-row>
        <table:table-row table:style-name="ro1">
          <table:table-cell table:number-columns-repeated="2"/>
          <table:table-cell table:formula="of:=([.C39]-[.C38])^2" office:value-type="float" office:value="0.132816488896165">
            <text:p>0.1328164889</text:p>
          </table:table-cell>
          <table:table-cell table:formula="of:=([.D39]-[.D38])^2" office:value-type="float" office:value="0.205517201694985">
            <text:p>0.2055172017</text:p>
          </table:table-cell>
          <table:table-cell table:formula="of:=([.E39]-[.E38])^2" office:value-type="float" office:value="0.0735060911561457">
            <text:p>0.0735060912</text:p>
          </table:table-cell>
          <table:table-cell table:formula="of:=([.F39]-[.F38])^2" office:value-type="float" office:value="0.00790322506538849">
            <text:p>0.0079032251</text:p>
          </table:table-cell>
          <table:table-cell table:formula="of:=([.G39]-[.G38])^2" office:value-type="float" office:value="0.00870860342271388">
            <text:p>0.0087086034</text:p>
          </table:table-cell>
          <table:table-cell table:formula="of:=([.H39]-[.H38])^2" office:value-type="float" office:value="0.0759222262281216">
            <text:p>0.0759222262</text:p>
          </table:table-cell>
          <table:table-cell table:formula="of:=([.I39]-[.I38])^2" office:value-type="float" office:value="0.209544093481612">
            <text:p>0.2095440935</text:p>
          </table:table-cell>
          <table:table-cell table:formula="of:=([.J39]-[.J38])^2" office:value-type="float" office:value="0.129614510219027">
            <text:p>0.1296145102</text:p>
          </table:table-cell>
          <table:table-cell table:formula="of:=([.K39]-[.K38])^2" office:value-type="float" office:value="0.031612900261554">
            <text:p>0.0316129003</text:p>
          </table:table-cell>
          <table:table-cell table:formula="of:=([.L39]-[.L38])^2" office:value-type="float" office:value="0.0000195347521633395">
            <text:p>1.95347521633395E-005</text:p>
          </table:table-cell>
          <table:table-cell table:formula="of:=([.M39]-[.M38])^2" office:value-type="float" office:value="0.0348344136908555">
            <text:p>0.0348344137</text:p>
          </table:table-cell>
          <table:table-cell table:formula="of:=([.N39]-[.N38])^2" office:value-type="float" office:value="0.13605753707763">
            <text:p>0.1360575371</text:p>
          </table:table-cell>
          <table:table-cell table:formula="of:=([.O39]-[.O38])^2" office:value-type="float" office:value="0.201529379412686">
            <text:p>0.2015293794</text:p>
          </table:table-cell>
          <table:table-cell table:formula="of:=([.P39]-[.P38])^2" office:value-type="float" office:value="0.071129025588496">
            <text:p>0.0711290256</text:p>
          </table:table-cell>
          <table:table-cell table:formula="of:=([.Q39]-[.Q38])^2" office:value-type="float" office:value="0.0071369162123898">
            <text:p>0.0071369162</text:p>
          </table:table-cell>
          <table:table-cell table:formula="of:=([.R39]-[.R38])^2" office:value-type="float" office:value="0.00955305128436579">
            <text:p>0.0095530513</text:p>
          </table:table-cell>
          <table:table-cell table:formula="of:=([.S39]-[.S38])^2" office:value-type="float" office:value="0.0783774308044249">
            <text:p>0.0783774308</text:p>
          </table:table-cell>
          <table:table-cell table:formula="of:=([.T39]-[.T38])^2" office:value-type="float" office:value="0.213610054772566">
            <text:p>0.2136100548</text:p>
          </table:table-cell>
          <table:table-cell table:formula="of:=([.U39]-[.U38])^2" office:value-type="float" office:value="0.126451601046216">
            <text:p>0.126451601</text:p>
          </table:table-cell>
          <table:table-cell table:formula="of:=([.V39]-[.V38])^2" office:value-type="float" office:value="0.0300607478033935">
            <text:p>0.0300607478</text:p>
          </table:table-cell>
          <table:table-cell table:formula="of:=([.W39]-[.W38])^2" office:value-type="float" office:value="0.0000781390086533578">
            <text:p>0.000078139</text:p>
          </table:table-cell>
          <table:table-cell table:formula="of:=([.X39]-[.X38])^2" office:value-type="float" office:value="0.0365037746619967">
            <text:p>0.0365037747</text:p>
          </table:table-cell>
          <table:table-cell table:formula="of:=([.Y39]-[.Y38])^2" office:value-type="float" office:value="0.139337654763422">
            <text:p>0.1393376548</text:p>
          </table:table-cell>
          <table:table-cell table:formula="of:=([.Z39]-[.Z38])^2" office:value-type="float" office:value="0.197580626634712">
            <text:p>0.1975806266</text:p>
          </table:table-cell>
          <table:table-cell table:formula="of:=([.AA39]-[.AA38])^2" office:value-type="float" office:value="0.0687910295251737">
            <text:p>0.0687910295</text:p>
          </table:table-cell>
          <table:table-cell table:formula="of:=([.AB39]-[.AB38])^2" office:value-type="float" office:value="0.00640967686371794">
            <text:p>0.0064096769</text:p>
          </table:table-cell>
          <table:table-cell table:formula="of:=([.AC39]-[.AC38])^2" office:value-type="float" office:value="0.0104365686503444">
            <text:p>0.0104365687</text:p>
          </table:table-cell>
          <table:table-cell table:formula="of:=([.AD39]-[.AD38])^2" office:value-type="float" office:value="0.080871704885055">
            <text:p>0.0808717049</text:p>
          </table:table-cell>
          <table:table-cell table:formula="of:=([.AE39]-[.AE38])^2" office:value-type="float" office:value="0.217715085567847">
            <text:p>0.2177150856</text:p>
          </table:table-cell>
          <table:table-cell table:formula="of:=([.AF39]-[.AF38])^2" office:value-type="float" office:value="0.12332776137773">
            <text:p>0.1233277614</text:p>
          </table:table-cell>
          <table:table-cell table:formula="of:=([.AG39]-[.AG38])^2" office:value-type="float" office:value="0.0285476648495592">
            <text:p>0.0285476648</text:p>
          </table:table-cell>
          <table:table-cell table:formula="of:=([.AH39]-[.AH38])^2" office:value-type="float" office:value="0.000175812769470102">
            <text:p>0.0001758128</text:p>
          </table:table-cell>
          <table:table-cell table:formula="of:=([.AI39]-[.AI38])^2" office:value-type="float" office:value="0.0382122051374632">
            <text:p>0.0382122051</text:p>
          </table:table-cell>
          <table:table-cell table:formula="of:=([.AJ39]-[.AJ38])^2" office:value-type="float" office:value="0.142656841953538">
            <text:p>0.142656842</text:p>
          </table:table-cell>
          <table:table-cell table:formula="of:=([.AK39]-[.AK38])^2" office:value-type="float" office:value="0.193670943361064">
            <text:p>0.1936709434</text:p>
          </table:table-cell>
          <table:table-cell table:formula="of:=([.AL39]-[.AL38])^2" office:value-type="float" office:value="0.0664921029661771">
            <text:p>0.066492103</text:p>
          </table:table-cell>
          <table:table-cell table:formula="of:=([.AM39]-[.AM38])^2" office:value-type="float" office:value="0.00572150701937249">
            <text:p>0.005721507</text:p>
          </table:table-cell>
          <table:table-cell table:formula="of:=([.AN39]-[.AN38])^2" office:value-type="float" office:value="0.01135915552065">
            <text:p>0.0113591555</text:p>
          </table:table-cell>
          <table:table-cell table:formula="of:=([.AO39]-[.AO38])^2" office:value-type="float" office:value="0.0834050484700097">
            <text:p>0.0834050485</text:p>
          </table:table-cell>
          <table:table-cell table:formula="of:=([.AP39]-[.AP38])^2" office:value-type="float" office:value="0.221859185867452">
            <text:p>0.2218591859</text:p>
          </table:table-cell>
          <table:table-cell table:formula="of:=([.AQ39]-[.AQ38])^2" office:value-type="float" office:value="0.120242991213574">
            <text:p>0.1202429912</text:p>
          </table:table-cell>
          <table:table-cell table:formula="of:=([.AR39]-[.AR38])^2" office:value-type="float" office:value="0.0270736514000527">
            <text:p>0.0270736514</text:p>
          </table:table-cell>
          <table:table-cell table:formula="of:=([.AS39]-[.AS38])^2" office:value-type="float" office:value="0.000312556034613431">
            <text:p>0.000312556</text:p>
          </table:table-cell>
          <table:table-cell table:formula="of:=([.AT39]-[.AT38])^2" office:value-type="float" office:value="0.0399597051172591">
            <text:p>0.0399597051</text:p>
          </table:table-cell>
          <table:table-cell table:formula="of:=([.AU39]-[.AU38])^2" office:value-type="float" office:value="0.146015098647987">
            <text:p>0.1460150986</text:p>
          </table:table-cell>
          <table:table-cell table:formula="of:=([.AV39]-[.AV38])^2" office:value-type="float" office:value="0.189800329591743">
            <text:p>0.1898003296</text:p>
          </table:table-cell>
          <table:table-cell table:formula="of:=([.AW39]-[.AW38])^2" office:value-type="float" office:value="0.0642322459115073">
            <text:p>0.0642322459</text:p>
          </table:table-cell>
          <table:table-cell table:formula="of:=([.AX39]-[.AX38])^2" office:value-type="float" office:value="0.00507240667935376">
            <text:p>0.0050724067</text:p>
          </table:table-cell>
          <table:table-cell table:formula="of:=([.AY39]-[.AY38])^2" office:value-type="float" office:value="0.0123208118952824">
            <text:p>0.0123208119</text:p>
          </table:table-cell>
          <table:table-cell table:formula="of:=([.AZ39]-[.AZ38])^2" office:value-type="float" office:value="0.0859774615592932">
            <text:p>0.0859774616</text:p>
          </table:table-cell>
          <table:table-cell table:formula="of:=([.BA39]-[.BA38])^2" office:value-type="float" office:value="0.226042355671386">
            <text:p>0.2260423557</text:p>
          </table:table-cell>
          <table:table-cell table:formula="of:=([.BB39]-[.BB38])^2" office:value-type="float" office:value="0.117197290553742">
            <text:p>0.1171972906</text:p>
          </table:table-cell>
          <table:table-cell table:formula="of:=([.BC39]-[.BC38])^2" office:value-type="float" office:value="0.0256387074548718">
            <text:p>0.0256387075</text:p>
          </table:table-cell>
          <table:table-cell table:formula="of:=([.BD39]-[.BD38])^2" office:value-type="float" office:value="0.000488368804083565">
            <text:p>0.0004883688</text:p>
          </table:table-cell>
          <table:table-cell table:formula="of:=([.BE39]-[.BE38])^2" office:value-type="float" office:value="0.0417462746013775">
            <text:p>0.0417462746</text:p>
          </table:table-cell>
          <table:table-cell table:formula="of:=([.BF39]-[.BF38])^2" office:value-type="float" office:value="0.149412424846754">
            <text:p>0.1494124248</text:p>
          </table:table-cell>
          <table:table-cell table:formula="of:=([.BG39]-[.BG38])^2" office:value-type="float" office:value="0.185968785326749">
            <text:p>0.1859687853</text:p>
          </table:table-cell>
          <table:table-cell table:formula="of:=([.BH39]-[.BH38])^2" office:value-type="float" office:value="0.0620114583611642">
            <text:p>0.0620114584</text:p>
          </table:table-cell>
          <table:table-cell table:formula="of:=([.BI39]-[.BI38])^2" office:value-type="float" office:value="0.00446237584366173">
            <text:p>0.0044623758</text:p>
          </table:table-cell>
          <table:table-cell table:formula="of:=([.BJ39]-[.BJ38])^2" office:value-type="float" office:value="0.0133215377742414">
            <text:p>0.0133215378</text:p>
          </table:table-cell>
          <table:table-cell table:formula="of:=([.BK39]-[.BK38])^2" office:value-type="float" office:value="0.0885889441529033">
            <text:p>0.0885889442</text:p>
          </table:table-cell>
          <table:table-cell table:formula="of:=([.BL39]-[.BL38])^2" office:value-type="float" office:value="0.230264594979647">
            <text:p>0.230264595</text:p>
          </table:table-cell>
          <table:table-cell table:formula="of:=([.BM39]-[.BM38])^2" office:value-type="float" office:value="0.114190659398237">
            <text:p>0.1141906594</text:p>
          </table:table-cell>
          <table:table-cell table:formula="of:=([.BN39]-[.BN38])^2" office:value-type="float" office:value="0.0242428330140175">
            <text:p>0.024242833</text:p>
          </table:table-cell>
          <table:table-cell table:formula="of:=([.BO39]-[.BO38])^2" office:value-type="float" office:value="0.000703251077880409">
            <text:p>0.0007032511</text:p>
          </table:table-cell>
          <table:table-cell table:formula="of:=([.BP39]-[.BP38])^2" office:value-type="float" office:value="0.0435719135898254">
            <text:p>0.0435719136</text:p>
          </table:table-cell>
          <table:table-cell table:formula="of:=([.BQ39]-[.BQ38])^2" office:value-type="float" office:value="0.152848820549853">
            <text:p>0.1528488205</text:p>
          </table:table-cell>
          <table:table-cell table:formula="of:=([.BR39]-[.BR38])^2" office:value-type="float" office:value="0.182176310566087">
            <text:p>0.1821763106</text:p>
          </table:table-cell>
          <table:table-cell table:formula="of:=([.BS39]-[.BS38])^2" office:value-type="float" office:value="0.0598297403151512">
            <text:p>0.0598297403</text:p>
          </table:table-cell>
          <table:table-cell table:formula="of:=([.BT39]-[.BT38])^2" office:value-type="float" office:value="0.00389141451229642">
            <text:p>0.0038914145</text:p>
          </table:table-cell>
          <table:table-cell table:formula="of:=([.BU39]-[.BU38])^2" office:value-type="float" office:value="0.0143613331575272">
            <text:p>0.0143613332</text:p>
          </table:table-cell>
          <table:table-cell table:formula="of:=([.BV39]-[.BV38])^2" office:value-type="float" office:value="0.0912394962508402">
            <text:p>0.0912394963</text:p>
          </table:table-cell>
          <table:table-cell table:formula="of:=([.BW39]-[.BW38])^2" office:value-type="float" office:value="0.234525903792235">
            <text:p>0.2345259038</text:p>
          </table:table-cell>
          <table:table-cell table:formula="of:=([.BX39]-[.BX38])^2" office:value-type="float" office:value="0.111223097747058">
            <text:p>0.1112230977</text:p>
          </table:table-cell>
          <table:table-cell table:formula="of:=([.BY39]-[.BY38])^2" office:value-type="float" office:value="0.02288602807749">
            <text:p>0.0228860281</text:p>
          </table:table-cell>
          <table:table-cell table:formula="of:=([.BZ39]-[.BZ38])^2" office:value-type="float" office:value="0.000957202856003963">
            <text:p>0.0009572029</text:p>
          </table:table-cell>
          <table:table-cell table:formula="of:=([.CA39]-[.CA38])^2" office:value-type="float" office:value="0.0454366220826001">
            <text:p>0.0454366221</text:p>
          </table:table-cell>
          <table:table-cell table:formula="of:=([.CB39]-[.CB38])^2" office:value-type="float" office:value="0.156324285757284">
            <text:p>0.1563242858</text:p>
          </table:table-cell>
          <table:table-cell table:formula="of:=([.CC39]-[.CC38])^2" office:value-type="float" office:value="0.178422905309746">
            <text:p>0.1784229053</text:p>
          </table:table-cell>
          <table:table-cell table:formula="of:=([.CD39]-[.CD38])^2" office:value-type="float" office:value="0.0576870917734581">
            <text:p>0.0576870918</text:p>
          </table:table-cell>
          <table:table-cell table:formula="of:=([.CE39]-[.CE38])^2" office:value-type="float" office:value="0.00335952268525863">
            <text:p>0.0033595227</text:p>
          </table:table-cell>
          <table:table-cell table:formula="of:=([.CF39]-[.CF38])^2" office:value-type="float" office:value="0.0154401980451397">
            <text:p>0.015440198</text:p>
          </table:table-cell>
          <table:table-cell table:formula="of:=([.CG39]-[.CG38])^2" office:value-type="float" office:value="0.0939291178530994">
            <text:p>0.0939291179</text:p>
          </table:table-cell>
          <table:table-cell table:formula="of:=([.CH39]-[.CH38])^2" office:value-type="float" office:value="0.23882628210915">
            <text:p>0.2388262821</text:p>
          </table:table-cell>
          <table:table-cell table:formula="of:=([.CI39]-[.CI38])^2" office:value-type="float" office:value="0.108294605600211">
            <text:p>0.1082946056</text:p>
          </table:table-cell>
          <table:table-cell table:formula="of:=([.CJ39]-[.CJ38])^2" office:value-type="float" office:value="0.0215682926452891">
            <text:p>0.0215682926</text:p>
          </table:table-cell>
          <table:table-cell table:formula="of:=([.CK39]-[.CK38])^2" office:value-type="float" office:value="0.00125022413845373">
            <text:p>0.0012502241</text:p>
          </table:table-cell>
          <table:table-cell table:formula="of:=([.CL39]-[.CL38])^2" office:value-type="float" office:value="0.0473404000797015">
            <text:p>0.0473404001</text:p>
          </table:table-cell>
          <table:table-cell table:formula="of:=([.CM39]-[.CM38])^2" office:value-type="float" office:value="0.159838820469037">
            <text:p>0.1598388205</text:p>
          </table:table-cell>
          <table:table-cell table:formula="of:=([.CN39]-[.CN38])^2" office:value-type="float" office:value="0.174708569557732">
            <text:p>0.1747085696</text:p>
          </table:table-cell>
          <table:table-cell table:formula="of:=([.CO39]-[.CO38])^2" office:value-type="float" office:value="0.0555835127360951">
            <text:p>0.0555835127</text:p>
          </table:table-cell>
          <table:table-cell table:formula="of:=([.CP39]-[.CP38])^2" office:value-type="float" office:value="0.00286670036254668">
            <text:p>0.0028667004</text:p>
          </table:table-cell>
          <table:table-cell table:formula="of:=([.CQ39]-[.CQ38])^2" office:value-type="float" office:value="0.0165581324370789">
            <text:p>0.0165581324</text:p>
          </table:table-cell>
          <table:table-cell table:formula="of:=([.CR39]-[.CR38])^2" office:value-type="float" office:value="0.0966578089596896">
            <text:p>0.096657809</text:p>
          </table:table-cell>
          <table:table-cell table:formula="of:=([.CS39]-[.CS38])^2" office:value-type="float" office:value="0.243165729930391">
            <text:p>0.2431657299</text:p>
          </table:table-cell>
          <table:table-cell table:formula="of:=([.CT39]-[.CT38])^2" office:value-type="float" office:value="0.105405182957686">
            <text:p>0.105405183</text:p>
          </table:table-cell>
          <table:table-cell table:formula="of:=([.CU39]-[.CU38])^2" office:value-type="float" office:value="0.020289626717415">
            <text:p>0.0202896267</text:p>
          </table:table-cell>
          <table:table-cell table:formula="of:=([.CV39]-[.CV38])^2" office:value-type="float" office:value="0.00158231492523064">
            <text:p>0.0015823149</text:p>
          </table:table-cell>
          <table:table-cell table:formula="of:=([.CW39]-[.CW38])^2" office:value-type="float" office:value="0.0492832475811295">
            <text:p>0.0492832476</text:p>
          </table:table-cell>
          <table:table-cell table:formula="of:=([.CX39]-[.CX38])^2" office:value-type="float" office:value="0.163392424685104">
            <text:p>0.1633924247</text:p>
          </table:table-cell>
          <table:table-cell table:formula="of:=([.CY39]-[.CY38])^2" office:value-type="float" office:value="0.171033303310045">
            <text:p>0.1710333033</text:p>
          </table:table-cell>
          <table:table-cell table:formula="of:=([.CZ39]-[.CZ38])^2" office:value-type="float" office:value="0.0535190032030588">
            <text:p>0.0535190032</text:p>
          </table:table-cell>
          <table:table-cell table:formula="of:=([.DA39]-[.DA38])^2" office:value-type="float" office:value="0.00241294754416143">
            <text:p>0.0024129475</text:p>
          </table:table-cell>
          <table:table-cell table:formula="of:=([.DB39]-[.DB38])^2" office:value-type="float" office:value="0.0177151363333448">
            <text:p>0.0177151363</text:p>
          </table:table-cell>
          <table:table-cell table:formula="of:=([.DC39]-[.DC38])^2" office:value-type="float" office:value="0.0994255695706066">
            <text:p>0.0994255696</text:p>
          </table:table-cell>
          <table:table-cell table:formula="of:=([.DD39]-[.DD38])^2" office:value-type="float" office:value="0.247544247255959">
            <text:p>0.2475442473</text:p>
          </table:table-cell>
          <table:table-cell table:formula="of:=([.DE39]-[.DE38])^2" office:value-type="float" office:value="0.102554829819487">
            <text:p>0.1025548298</text:p>
          </table:table-cell>
          <table:table-cell table:formula="of:=([.DF39]-[.DF38])^2" office:value-type="float" office:value="0.0190500302938676">
            <text:p>0.0190500303</text:p>
          </table:table-cell>
          <table:table-cell table:formula="of:=([.DG39]-[.DG38])^2" office:value-type="float" office:value="0.00195347521633426">
            <text:p>0.0019534752</text:p>
          </table:table-cell>
        </table:table-row>
        <table:table-row table:style-name="ro1" table:number-rows-repeated="2">
          <table:table-cell table:number-columns-repeated="111"/>
        </table:table-row>
        <table:table-row table:style-name="ro1">
          <table:table-cell/>
          <table:table-cell table:formula="of:=MIN([.C40:.X40])" office:value-type="float" office:value="0.0000195347521633395">
            <text:p>1.95347521633395E-005</text:p>
          </table:table-cell>
          <table:table-cell/>
          <table:table-cell table:formula="of:=3.5716/0.8178" office:value-type="float" office:value="4.36732697481047">
            <text:p>4.3673269748</text:p>
          </table:table-cell>
          <table:table-cell/>
          <table:table-cell table:formula="of:=0.0005*[.G43]" office:value-type="float" office:value="50">
            <text:p>50</text:p>
          </table:table-cell>
          <table:table-cell office:value-type="float" office:value="100000">
            <text:p>100000</text:p>
          </table:table-cell>
          <table:table-cell table:number-columns-repeated="10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2:51:23</meta:creation-date>
    <dc:date>2014-03-28T12:59:02</dc:date>
    <meta:editing-duration>PT21H51M37S</meta:editing-duration>
    <meta:editing-cycles>1</meta:editing-cycles>
    <meta:document-statistic meta:table-count="3" meta:cell-count="775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1.F1:Sheet1.F5 Sheet1.J1:Sheet1.J5" svg:x="0.77cm" svg:y="0.855cm" svg:width="11.791cm" svg:height="7.545cm">
          <chartooo:coordinate-region svg:x="1.577cm" svg:y="1.055cm" svg:width="10.466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1:Sheet1.J5" chart:class="chart:scatter">
            <chart:domain table:cell-range-address="Sheet1.F1:Sheet1.F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F1:Sheet1.F5</svg:desc>
                </draw:g>
              </table:table-cell>
              <table:table-cell office:value-type="float" office:value="NaN">
                <text:p>NaN</text:p>
                <draw:g>
                  <svg:desc>Sheet1.J1:Sheet1.J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677401">
                <text:p>43.677401</text:p>
              </table:table-cell>
              <table:table-cell office:value-type="float" office:value="291.64128">
                <text:p>291.64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668253">
                <text:p>43.668253</text:p>
              </table:table-cell>
              <table:table-cell office:value-type="float" office:value="300.20082">
                <text:p>300.200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670938">
                <text:p>43.670938</text:p>
              </table:table-cell>
              <table:table-cell office:value-type="float" office:value="302.54406">
                <text:p>302.54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4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1.E27:Sheet1.E31 Sheet1.J27:Sheet1.J31" svg:x="0.77cm" svg:y="0.855cm" svg:width="11.791cm" svg:height="7.545cm">
          <chartooo:coordinate-region svg:x="1.578cm" svg:y="1.054cm" svg:width="10.46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7:Sheet1.J31" chart:class="chart:scatter">
            <chart:domain table:cell-range-address="Sheet1.E27:Sheet1.E31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E27:Sheet1.E31</svg:desc>
                </draw:g>
              </table:table-cell>
              <table:table-cell office:value-type="float" office:value="NaN">
                <text:p>NaN</text:p>
                <draw:g>
                  <svg:desc>Sheet1.J27:Sheet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714019">
                <text:p>35.714019</text:p>
              </table:table-cell>
              <table:table-cell office:value-type="float" office:value="295.50238">
                <text:p>295.50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.714256">
                <text:p>35.714256</text:p>
              </table:table-cell>
              <table:table-cell office:value-type="float" office:value="297.91758">
                <text:p>297.91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.720127">
                <text:p>35.720127</text:p>
              </table:table-cell>
              <table:table-cell office:value-type="float" office:value="303.54285">
                <text:p>303.54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